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2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11.svm" manifest:media-type=""/>
  <manifest:file-entry manifest:full-path="Pictures/TablePreview8.svm" manifest:media-type="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Ubuntu" svg:font-family="Ubuntu" style:font-pitch="variable"/>
    <style:font-face style:name="Ubuntu Mono" svg:font-family="'Ubuntu Mono'" style:font-pitch="variable"/>
    <style:font-face style:name="Ubuntu Mono1" svg:font-family="'Ubuntu Mono'" style:font-pitch="fixed"/>
    <style:font-face style:name="Ubuntu1" svg:font-family="Ubuntu" style:font-adornments="Regular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75cm"/>
      <style:paragraph-properties style:writing-mode="lr-tb"/>
    </style:style>
    <style:style style:name="gr2" style:family="graphic" style:parent-style-name="Text">
      <style:graphic-properties draw:stroke="none" svg:stroke-color="#000000" draw:fill="none" draw:fill-color="#ffffff" fo:min-height="2.25cm"/>
      <style:paragraph-properties style:writing-mode="lr-tb"/>
    </style:style>
    <style:style style:name="gr3" style:family="graphic" style:parent-style-name="objectwithoutfill">
      <style:graphic-properties svg:stroke-width="0.159cm" svg:stroke-color="#000000" draw:marker-start-width="0.439cm" draw:marker-end-width="0.439cm" draw:fill="none" draw:textarea-vertical-align="middle" fo:padding-top="0.205cm" fo:padding-bottom="0.205cm" fo:padding-left="0.33cm" fo:padding-right="0.33cm"/>
    </style:style>
    <style:style style:name="gr4" style:family="graphic" style:parent-style-name="standard">
      <style:graphic-properties svg:stroke-width="0.212cm" svg:stroke-color="#000000" draw:marker-start-width="0.518cm" draw:marker-end-width="0.518cm" draw:fill="none" draw:fill-color="#ffffff" draw:textarea-horizontal-align="justify" draw:textarea-vertical-align="top" draw:auto-grow-height="false" fo:min-height="36.788cm" fo:min-width="79.163cm" fo:padding-top="0.231cm" fo:padding-bottom="0.231cm" fo:padding-left="0.356cm" fo:padding-right="0.356cm"/>
      <style:paragraph-properties style:writing-mode="lr-tb"/>
    </style:style>
    <style:style style:name="gr5" style:family="graphic" style:parent-style-name="standard">
      <style:graphic-properties draw:stroke="none" draw:fill-color="#333333" draw:textarea-horizontal-align="justify" draw:textarea-vertical-align="middle" draw:auto-grow-height="false" fo:min-height="3.688cm" fo:min-width="9.547cm"/>
      <style:paragraph-properties style:writing-mode="lr-tb"/>
    </style:style>
    <style:style style:name="gr6" style:family="graphic" style:parent-style-name="standard">
      <style:graphic-properties svg:stroke-width="0.159cm" svg:stroke-color="#000000" draw:marker-start-width="0.439cm" draw:marker-end-width="0.439cm" draw:fill-color="#ff6d6d" draw:textarea-horizontal-align="justify" draw:textarea-vertical-align="middle" draw:auto-grow-height="false" fo:min-height="2.596cm" fo:min-width="2.522cm" fo:padding-top="0.205cm" fo:padding-bottom="0.205cm" fo:padding-left="0.33cm" fo:padding-right="0.33cm"/>
    </style:style>
    <style:style style:name="gr7" style:family="graphic" style:parent-style-name="standard">
      <style:graphic-properties svg:stroke-width="0.159cm" svg:stroke-color="#000000" draw:marker-start-width="0.439cm" draw:marker-end-width="0.439cm" draw:fill-color="#ff972f" draw:textarea-horizontal-align="justify" draw:textarea-vertical-align="middle" draw:auto-grow-height="false" fo:min-height="2.596cm" fo:min-width="2.522cm" fo:padding-top="0.205cm" fo:padding-bottom="0.205cm" fo:padding-left="0.33cm" fo:padding-right="0.33cm"/>
    </style:style>
    <style:style style:name="gr8" style:family="graphic" style:parent-style-name="standard">
      <style:graphic-properties svg:stroke-width="0.159cm" svg:stroke-color="#000000" draw:marker-start-width="0.439cm" draw:marker-end-width="0.439cm" draw:fill-color="#ffff6d" draw:textarea-horizontal-align="justify" draw:textarea-vertical-align="middle" draw:auto-grow-height="false" fo:min-height="2.596cm" fo:min-width="2.522cm" fo:padding-top="0.205cm" fo:padding-bottom="0.205cm" fo:padding-left="0.33cm" fo:padding-right="0.33cm"/>
    </style:style>
    <style:style style:name="gr9" style:family="graphic" style:parent-style-name="standard">
      <style:graphic-properties svg:stroke-width="0.159cm" svg:stroke-color="#000000" draw:marker-start-width="0.439cm" draw:marker-end-width="0.439cm" draw:fill-color="#77bc65" draw:textarea-horizontal-align="justify" draw:textarea-vertical-align="middle" draw:auto-grow-height="false" fo:min-height="2.596cm" fo:min-width="2.522cm" fo:padding-top="0.205cm" fo:padding-bottom="0.205cm" fo:padding-left="0.33cm" fo:padding-right="0.33cm"/>
    </style:style>
    <style:style style:name="gr10" style:family="graphic" style:parent-style-name="Neural_20_network_20_lines">
      <style:graphic-properties draw:textarea-vertical-align="middle"/>
    </style:style>
    <style:style style:name="gr11" style:family="graphic" style:parent-style-name="standard">
      <style:graphic-properties draw:stroke="none" draw:fill-color="#333333" draw:textarea-horizontal-align="justify" draw:textarea-vertical-align="middle" draw:auto-grow-height="false" fo:min-height="3.885cm" fo:min-width="9.547cm"/>
      <style:paragraph-properties style:writing-mode="lr-tb"/>
    </style:style>
    <style:style style:name="gr12" style:family="graphic" style:parent-style-name="Text">
      <style:graphic-properties draw:stroke="none" draw:fill="none" draw:textarea-vertical-align="middle" fo:min-height="3.369cm"/>
      <style:paragraph-properties style:writing-mode="lr-tb"/>
    </style:style>
    <style:style style:name="gr13" style:family="graphic" style:parent-style-name="objectwithoutfill">
      <style:graphic-properties svg:stroke-width="0.882cm" svg:stroke-color="#333333" draw:marker-start-width="1.516cm" draw:marker-end="Arrowheads_20_3" draw:marker-end-width="1.616cm" draw:fill="none" draw:textarea-vertical-align="middle" fo:padding-top="0.559cm" fo:padding-bottom="0.559cm" fo:padding-left="0.684cm" fo:padding-right="0.684cm"/>
    </style:style>
    <style:style style:name="gr14" style:family="graphic" style:parent-style-name="objectwithoutfill">
      <style:graphic-properties svg:stroke-width="0.212cm" draw:marker-start-width="0.518cm" draw:marker-end-width="1.118cm" draw:textarea-horizontal-align="justify" draw:textarea-vertical-align="middle" draw:auto-grow-height="false" fo:min-height="30.038cm" fo:min-width="23.038cm" fo:padding-top="0.231cm" fo:padding-bottom="0.231cm" fo:padding-left="0.356cm" fo:padding-right="0.356cm" fo:wrap-option="wrap"/>
    </style:style>
    <style:style style:name="gr15" style:family="graphic" style:parent-style-name="objectwithoutfill">
      <style:graphic-properties draw:stroke="none" svg:stroke-color="#000000" draw:fill="none" draw:fill-color="#ffffff" fo:min-height="1.66cm"/>
      <style:paragraph-properties style:writing-mode="lr-tb"/>
    </style:style>
    <style:style style:name="gr16" style:family="graphic" style:parent-style-name="objectwithoutfill">
      <style:graphic-properties draw:stroke="none" svg:stroke-color="#000000" draw:fill="none" draw:fill-color="#ffffff" fo:min-height="1.5cm"/>
      <style:paragraph-properties style:writing-mode="lr-tb"/>
    </style:style>
    <style:style style:name="gr17" style:family="graphic" style:parent-style-name="Text">
      <style:graphic-properties draw:stroke="none" svg:stroke-color="#000000" draw:fill="none" draw:fill-color="#ffffff" draw:textarea-vertical-align="middle" fo:min-height="2.334cm"/>
      <style:paragraph-properties style:writing-mode="lr-tb"/>
    </style:style>
    <style:style style:name="gr18" style:family="graphic" style:parent-style-name="Text">
      <style:graphic-properties draw:stroke="none" svg:stroke-color="#000000" draw:fill="none" draw:fill-color="#ffffff" draw:textarea-vertical-align="middle" fo:min-height="1.713cm"/>
      <style:paragraph-properties style:writing-mode="lr-tb"/>
    </style:style>
    <style:style style:name="gr19" style:family="graphic" style:parent-style-name="objectwithoutfill">
      <style:graphic-properties svg:stroke-width="0.106cm" draw:marker-start-width="0.359cm" draw:marker-end="Arrowheads_20_2" draw:marker-end-width="0.459cm" draw:fill="none" draw:textarea-vertical-align="middle" fo:padding-top="0.178cm" fo:padding-bottom="0.178cm" fo:padding-left="0.303cm" fo:padding-right="0.303cm"/>
    </style:style>
    <style:style style:name="gr20" style:family="graphic" style:parent-style-name="Text">
      <style:graphic-properties draw:stroke="none" svg:stroke-color="#000000" draw:fill="none" draw:fill-color="#ffffff" fo:min-height="3.803cm"/>
      <style:paragraph-properties style:writing-mode="lr-tb"/>
    </style:style>
    <style:style style:name="gr21" style:family="graphic" style:parent-style-name="Text">
      <style:graphic-properties draw:stroke="none" svg:stroke-color="#000000" draw:fill="none" draw:fill-color="#ffffff" draw:textarea-vertical-align="middle" fo:min-height="30.25cm"/>
      <style:paragraph-properties style:writing-mode="lr-tb"/>
    </style:style>
    <style:style style:name="co1" style:family="table-column">
      <style:table-column-properties style:column-width="8.871cm" style:use-optimal-column-width="false"/>
    </style:style>
    <style:style style:name="co2" style:family="table-column">
      <style:table-column-properties style:column-width="8.874cm" style:use-optimal-column-width="false"/>
    </style:style>
    <style:style style:name="co3" style:family="table-column">
      <style:table-column-properties style:column-width="4.711cm" style:use-optimal-column-width="false"/>
    </style:style>
    <style:style style:name="co4" style:family="table-column">
      <style:table-column-properties style:column-width="4.016cm" style:use-optimal-column-width="false"/>
    </style:style>
    <style:style style:name="co5" style:family="table-column">
      <style:table-column-properties style:column-width="4.699cm" style:use-optimal-column-width="false"/>
    </style:style>
    <style:style style:name="co6" style:family="table-column">
      <style:table-column-properties style:column-width="4.496cm" style:use-optimal-column-width="false"/>
    </style:style>
    <style:style style:name="co7" style:family="table-column">
      <style:table-column-properties style:column-width="4.497cm" style:use-optimal-column-width="false"/>
    </style:style>
    <style:style style:name="ro1" style:family="table-row">
      <style:table-row-properties style:row-height="2.886cm" style:use-optimal-row-height="false"/>
    </style:style>
    <style:style style:name="ro2" style:family="table-row">
      <style:table-row-properties style:row-height="2.887cm" style:use-optimal-row-height="false"/>
    </style:style>
    <style:style style:name="ro3" style:family="table-row">
      <style:table-row-properties style:row-height="2cm" style:use-optimal-row-height="false"/>
    </style:style>
    <style:style style:name="ro4" style:family="table-row">
      <style:table-row-properties style:row-height="1.999cm" style:use-optimal-row-height="false"/>
    </style:style>
    <style:style style:name="ce1" style:family="table-cell">
      <loext:graphic-properties draw:fill="solid" draw:fill-color="#ffffff" draw:textarea-vertical-align="middle"/>
      <style:paragraph-properties fo:text-align="center" fo:border="2.55pt solid #000000"/>
      <style:text-properties style:font-name="Ubuntu Mono1" fo:font-size="48pt" style:font-size-asian="48pt" style:font-size-complex="48pt"/>
    </style:style>
    <style:style style:name="ce2" style:family="table-cell">
      <loext:graphic-properties draw:fill="solid" draw:fill-color="#afd095" draw:textarea-vertical-align="middle"/>
      <style:paragraph-properties fo:text-align="center" fo:border="2.55pt solid #000000"/>
      <style:text-properties style:font-name="Ubuntu Mono1" fo:font-size="48pt" style:font-size-asian="48pt" style:font-size-complex="48pt"/>
    </style:style>
    <style:style style:name="ce3" style:family="table-cell">
      <loext:graphic-properties draw:fill="solid" draw:fill-color="#dddddd" draw:textarea-vertical-align="middle"/>
      <style:paragraph-properties fo:text-align="center" fo:border="2.55pt solid #000000"/>
      <style:text-properties style:font-name="Ubuntu Mono1" fo:font-size="36pt" style:font-size-asian="36pt" style:font-size-complex="36pt"/>
    </style:style>
    <style:style style:name="ce4" style:family="table-cell">
      <loext:graphic-properties draw:fill="solid" draw:fill-color="#dddddd" draw:textarea-vertical-align="middle"/>
      <style:paragraph-properties fo:text-align="center" fo:border-left="2.55pt solid #000000" fo:border-right="none" fo:border-top="2.55pt solid #000000" fo:border-bottom="2.55pt solid #000000"/>
      <style:text-properties style:font-name="Ubuntu Mono1" fo:font-size="36pt" style:font-size-asian="36pt" style:font-size-complex="36pt"/>
    </style:style>
    <style:style style:name="ce5" style:family="table-cell">
      <loext:graphic-properties draw:fill="solid" draw:fill-color="#ffb66c" draw:textarea-vertical-align="middle"/>
      <style:paragraph-properties fo:text-align="center" fo:border="2.55pt solid #000000"/>
      <style:text-properties style:font-name="Ubuntu Mono1" fo:font-size="36pt" style:font-size-asian="36pt" style:font-size-complex="36pt"/>
    </style:style>
    <style:style style:name="ce6" style:family="table-cell">
      <loext:graphic-properties draw:fill="solid" draw:fill-color="#ffa6a6" draw:textarea-vertical-align="middle"/>
      <style:paragraph-properties fo:text-align="center" fo:border="2.55pt solid #000000"/>
      <style:text-properties style:font-name="Ubuntu Mono1" fo:font-size="36pt" style:font-size-asian="36pt" style:font-size-complex="36pt"/>
    </style:style>
    <style:style style:name="P1" style:family="paragraph">
      <style:text-properties style:font-name="Ubuntu Mono1" fo:font-size="60pt" style:font-size-asian="60pt" style:font-size-complex="60pt"/>
    </style:style>
    <style:style style:name="P2" style:family="paragraph">
      <loext:graphic-properties draw:fill="none" draw:fill-color="#ffffff"/>
      <style:text-properties style:font-name="Ubuntu Mono1" fo:font-size="60pt" style:font-size-asian="60pt" style:font-size-complex="60pt"/>
    </style:style>
    <style:style style:name="P3" style:family="paragraph">
      <style:paragraph-properties fo:text-align="center"/>
      <style:text-properties style:font-name="Ubuntu" fo:font-size="48pt" fo:font-weight="bold" style:font-size-asian="48pt" style:font-weight-asian="bold" style:font-size-complex="48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style:font-name="Ubuntu" fo:font-size="48pt" fo:font-weight="bold" style:font-size-asian="48pt" style:font-weight-asian="bold" style:font-size-complex="4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font-name="Ubuntu"/>
    </style:style>
    <style:style style:name="P7" style:family="paragraph">
      <loext:graphic-properties draw:fill="none" draw:fill-color="#ffffff"/>
      <style:paragraph-properties fo:text-align="center"/>
      <style:text-properties style:font-name="Ubuntu" fo:font-size="60pt" style:font-size-asian="60pt" style:font-size-complex="60pt"/>
    </style:style>
    <style:style style:name="P8" style:family="paragraph">
      <style:paragraph-properties fo:text-align="center"/>
      <style:text-properties fo:font-size="42pt" fo:font-weight="bold" style:font-size-asian="42pt" style:font-weight-asian="bold" style:font-size-complex="42pt" style:font-weight-complex="bold"/>
    </style:style>
    <style:style style:name="P9" style:family="paragraph">
      <loext:graphic-properties draw:fill-color="#333333"/>
      <style:paragraph-properties fo:text-align="center"/>
      <style:text-properties fo:font-size="42pt" fo:font-weight="bold" style:font-size-asian="42pt" style:font-weight-asian="bold" style:font-size-complex="42pt" style:font-weight-complex="bold"/>
    </style:style>
    <style:style style:name="P10" style:family="paragraph">
      <loext:graphic-properties draw:fill-color="#ff6d6d"/>
      <style:paragraph-properties fo:text-align="center"/>
    </style:style>
    <style:style style:name="P11" style:family="paragraph">
      <loext:graphic-properties draw:fill-color="#ff972f"/>
      <style:paragraph-properties fo:text-align="center"/>
    </style:style>
    <style:style style:name="P12" style:family="paragraph">
      <loext:graphic-properties draw:fill-color="#ffff6d"/>
      <style:paragraph-properties fo:text-align="center"/>
    </style:style>
    <style:style style:name="P13" style:family="paragraph">
      <loext:graphic-properties draw:fill-color="#77bc65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style:font-name="Ubuntu Mono1" fo:font-size="60pt" style:font-size-asian="60pt" style:font-size-complex="60pt"/>
    </style:style>
    <style:style style:name="P16" style:family="paragraph">
      <style:paragraph-properties fo:text-align="center"/>
      <style:text-properties fo:font-size="60pt" style:font-size-asian="60pt" style:font-size-complex="60pt"/>
    </style:style>
    <style:style style:name="P17" style:family="paragraph">
      <style:paragraph-properties fo:text-align="center"/>
      <style:text-properties fo:font-size="80pt" style:font-size-asian="80pt" style:font-size-complex="80pt"/>
    </style:style>
    <style:style style:name="P18" style:family="paragraph">
      <loext:graphic-properties draw:fill="none"/>
      <style:paragraph-properties fo:text-align="center"/>
      <style:text-properties fo:font-size="80pt" style:font-size-asian="80pt" style:font-size-complex="80pt"/>
    </style:style>
    <style:style style:name="P19" style:family="paragraph">
      <style:paragraph-properties fo:text-align="center"/>
      <style:text-properties style:font-name="Ubuntu Mono1" fo:font-size="36pt" style:font-size-asian="36pt" style:font-size-complex="36pt"/>
    </style:style>
    <style:style style:name="P20" style:family="paragraph">
      <style:text-properties fo:font-size="42pt" style:font-size-asian="42pt" style:font-size-complex="42pt"/>
    </style:style>
    <style:style style:name="P21" style:family="paragraph">
      <loext:graphic-properties draw:fill="none" draw:fill-color="#ffffff"/>
      <style:text-properties fo:font-size="42pt" style:font-size-asian="42pt" style:font-size-complex="42pt"/>
    </style:style>
    <style:style style:name="P22" style:family="paragraph">
      <style:paragraph-properties fo:text-align="center"/>
      <style:text-properties style:font-name="Ubuntu Mono1" fo:font-size="66pt" fo:font-weight="normal" style:font-size-asian="66pt" style:font-weight-asian="normal" style:font-size-complex="66pt" style:font-weight-complex="normal"/>
    </style:style>
    <style:style style:name="P23" style:family="paragraph">
      <loext:graphic-properties draw:fill="none" draw:fill-color="#ffffff"/>
      <style:paragraph-properties fo:text-align="center"/>
      <style:text-properties style:font-name="Ubuntu Mono1" fo:font-size="66pt" fo:font-weight="normal" style:font-size-asian="66pt" style:font-weight-asian="normal" style:font-size-complex="66pt" style:font-weight-complex="normal"/>
    </style:style>
    <style:style style:name="P24" style:family="paragraph">
      <style:paragraph-properties fo:text-align="center"/>
      <style:text-properties style:font-name="Ubuntu Mono1" fo:font-size="40pt" fo:font-weight="normal" style:font-size-asian="40pt" style:font-weight-asian="normal" style:font-size-complex="40pt" style:font-weight-complex="normal"/>
    </style:style>
    <style:style style:name="P25" style:family="paragraph">
      <loext:graphic-properties draw:fill="none" draw:fill-color="#ffffff"/>
      <style:paragraph-properties fo:text-align="center"/>
      <style:text-properties style:font-name="Ubuntu Mono1" fo:font-size="40pt" fo:font-weight="normal" style:font-size-asian="40pt" style:font-weight-asian="normal" style:font-size-complex="40pt" style:font-weight-complex="normal"/>
    </style:style>
    <style:style style:name="P26" style:family="paragraph">
      <style:paragraph-properties fo:text-align="center"/>
      <style:text-properties style:font-name="Ubuntu"/>
    </style:style>
    <style:style style:name="T1" style:family="text">
      <style:text-properties style:font-name="Ubuntu Mono1" fo:font-size="60pt" style:font-size-asian="60pt" style:font-size-complex="60pt"/>
    </style:style>
    <style:style style:name="T2" style:family="text">
      <style:text-properties style:font-name="Ubuntu" fo:font-size="48pt" fo:font-weight="bold" style:font-size-asian="48pt" style:font-weight-asian="bold" style:font-size-complex="48pt" style:font-weight-complex="bold"/>
    </style:style>
    <style:style style:name="T3" style:family="text">
      <style:text-properties style:font-name="Ubuntu" fo:font-size="60pt" style:font-size-asian="60pt" style:font-size-complex="60pt"/>
    </style:style>
    <style:style style:name="T4" style:family="text">
      <style:text-properties fo:font-size="42pt" fo:font-weight="bold" style:font-size-asian="42pt" style:font-weight-asian="bold" style:font-size-complex="42pt" style:font-weight-complex="bold"/>
    </style:style>
    <style:style style:name="T5" style:family="text">
      <style:text-properties style:font-name="Ubuntu Mono1"/>
    </style:style>
    <style:style style:name="T6" style:family="text">
      <style:text-properties style:font-name="Ubuntu Mono1" fo:font-size="80pt" style:font-size-asian="80pt" style:font-size-complex="80pt"/>
    </style:style>
    <style:style style:name="T7" style:family="text">
      <style:text-properties fo:font-size="42pt" style:font-size-asian="42pt" style:font-size-complex="42pt"/>
    </style:style>
    <style:style style:name="T8" style:family="text">
      <style:text-properties style:font-name="Ubuntu Mono1" fo:font-size="66pt" fo:font-weight="normal" style:font-size-asian="66pt" style:font-weight-asian="normal" style:font-size-complex="66pt" style:font-weight-complex="normal"/>
    </style:style>
    <style:style style:name="T9" style:family="text">
      <style:text-properties style:font-name="Ubuntu Mono1" fo:font-size="40pt" fo:font-weight="normal" style:font-size-asian="40pt" style:font-weight-asian="normal" style:font-size-complex="40pt" style:font-weight-complex="normal"/>
    </style:style>
    <style:style style:name="T10" style:family="text">
      <style:text-properties style:font-name="Ubuntu" fo:font-size="48pt" fo:font-weight="normal" style:font-size-asian="48pt" style:font-weight-asian="normal" style:font-size-complex="48pt" style:font-weight-complex="normal"/>
    </style:style>
    <style:style style:name="T11" style:family="text">
      <style:text-properties style:font-name="Ubuntu" fo:font-size="48pt" fo:font-style="italic" fo:font-weight="normal" style:font-size-asian="48pt" style:font-style-asian="italic" style:font-weight-asian="normal" style:font-size-complex="48pt" style:font-style-complex="italic" style:font-weight-complex="normal"/>
    </style:style>
    <style:style style:name="T12" style:family="text">
      <style:text-properties style:font-name="Ubuntu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13" style:family="text">
      <style:text-properties style:font-name="Ubuntu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36.5cm" svg:height="3cm" svg:x="26.75cm" svg:y="1.25cm">
            <draw:text-box>
              <text:p text:style-name="P1"><text:span text:style-name="T1">Onc</text:span><text:span text:style-name="T1">e </text:span><text:span text:style-name="T1">upo</text:span><text:span text:style-name="T1">n a </text:span><text:span text:style-name="T1">tim</text:span><text:span text:style-name="T1">e </text:span><text:span text:style-name="T1">the</text:span><text:span text:style-name="T1">re </text:span><text:span text:style-name="T1">liv</text:span><text:span text:style-name="T1">ed </text:span><text:span text:style-name="T1">a .</text:span><text:span text:style-name="T1">..</text:span></text:p>
            </draw:text-box>
          </draw:frame>
        </draw:g>
        <draw:frame draw:style-name="gr2" draw:text-style-name="P4" draw:layer="layout" svg:width="13.25cm" svg:height="2.25cm" svg:x="13.35cm" svg:y="1.5cm">
          <draw:text-box>
            <text:p text:style-name="P3"><text:span text:style-name="T2">Inpu</text:span><text:span text:style-name="T2">t </text:span><text:span text:style-name="T2">pro</text:span><text:span text:style-name="T2">mpt:</text:span></text:p>
          </draw:text-box>
        </draw:frame>
      </draw:page>
      <draw:page draw:name="page2" draw:style-name="dp1" draw:master-page-name="Default">
        <draw:g>
          <draw:frame draw:style-name="gr1" draw:text-style-name="P2" draw:layer="layout" svg:width="36.5cm" svg:height="3cm" svg:x="26.75cm" svg:y="1.25cm">
            <draw:text-box>
              <text:p text:style-name="P1"><text:span text:style-name="T1">Onc</text:span><text:span text:style-name="T1">e </text:span><text:span text:style-name="T1">upo</text:span><text:span text:style-name="T1">n a </text:span><text:span text:style-name="T1">tim</text:span><text:span text:style-name="T1">e </text:span><text:span text:style-name="T1">the</text:span><text:span text:style-name="T1">re </text:span><text:span text:style-name="T1">liv</text:span><text:span text:style-name="T1">ed </text:span><text:span text:style-name="T1">a .</text:span><text:span text:style-name="T1">..</text:span></text:p>
            </draw:text-box>
          </draw:frame>
          <draw:line draw:style-name="gr3" draw:text-style-name="P5" draw:layer="layout" svg:x1="26.75cm" svg:y1="1.25cm" svg:x2="26.75cm" svg:y2="3.703cm">
            <text:p/>
          </draw:line>
          <draw:line draw:style-name="gr3" draw:text-style-name="P5" draw:layer="layout" svg:x1="31.732cm" svg:y1="1.25cm" svg:x2="31.732cm" svg:y2="3.703cm">
            <text:p/>
          </draw:line>
          <draw:line draw:style-name="gr3" draw:text-style-name="P5" draw:layer="layout" svg:x1="37.034cm" svg:y1="1.25cm" svg:x2="37.034cm" svg:y2="3.703cm">
            <text:p/>
          </draw:line>
          <draw:line draw:style-name="gr3" draw:text-style-name="P5" draw:layer="layout" svg:x1="39.27cm" svg:y1="1.25cm" svg:x2="39.27cm" svg:y2="3.703cm">
            <text:p/>
          </draw:line>
          <draw:line draw:style-name="gr3" draw:text-style-name="P5" draw:layer="layout" svg:x1="44.522cm" svg:y1="1.25cm" svg:x2="44.522cm" svg:y2="3.703cm">
            <text:p/>
          </draw:line>
          <draw:line draw:style-name="gr3" draw:text-style-name="P5" draw:layer="layout" svg:x1="50.885cm" svg:y1="1.25cm" svg:x2="50.885cm" svg:y2="3.703cm">
            <text:p/>
          </draw:line>
          <draw:line draw:style-name="gr3" draw:text-style-name="P5" draw:layer="layout" svg:x1="57.105cm" svg:y1="1.25cm" svg:x2="57.105cm" svg:y2="3.703cm">
            <text:p/>
          </draw:line>
          <draw:line draw:style-name="gr3" draw:text-style-name="P5" draw:layer="layout" svg:x1="59.273cm" svg:y1="1.25cm" svg:x2="59.273cm" svg:y2="3.703cm">
            <text:p/>
          </draw:line>
        </draw:g>
        <draw:frame draw:style-name="gr2" draw:text-style-name="P4" draw:layer="layout" svg:width="13.25cm" svg:height="2.25cm" svg:x="13.35cm" svg:y="1.5cm">
          <draw:text-box>
            <text:p text:style-name="P3"><text:span text:style-name="T2">Inpu</text:span><text:span text:style-name="T2">t </text:span><text:span text:style-name="T2">pro</text:span><text:span text:style-name="T2">mpt:</text:span></text:p>
          </draw:text-box>
        </draw:frame>
      </draw:page>
      <draw:page draw:name="page3" draw:style-name="dp1" draw:master-page-name="Default">
        <draw:g>
          <draw:frame draw:style-name="gr1" draw:text-style-name="P2" draw:layer="layout" svg:width="36.5cm" svg:height="3cm" svg:x="26.75cm" svg:y="1.25cm">
            <draw:text-box>
              <text:p text:style-name="P1"><text:span text:style-name="T1">Once </text:span><text:span text:style-name="T1">upon a </text:span><text:span text:style-name="T1">time </text:span><text:span text:style-name="T1">there </text:span><text:span text:style-name="T1">lived a </text:span><text:span text:style-name="T1">...</text:span></text:p>
            </draw:text-box>
          </draw:frame>
          <draw:line draw:style-name="gr3" draw:text-style-name="P5" draw:layer="layout" svg:x1="26.75cm" svg:y1="1.25cm" svg:x2="26.75cm" svg:y2="3.703cm">
            <text:p/>
          </draw:line>
          <draw:line draw:style-name="gr3" draw:text-style-name="P5" draw:layer="layout" svg:x1="31.732cm" svg:y1="1.25cm" svg:x2="31.732cm" svg:y2="3.703cm">
            <text:p/>
          </draw:line>
          <draw:line draw:style-name="gr3" draw:text-style-name="P5" draw:layer="layout" svg:x1="37.034cm" svg:y1="1.25cm" svg:x2="37.034cm" svg:y2="3.703cm">
            <text:p/>
          </draw:line>
          <draw:line draw:style-name="gr3" draw:text-style-name="P5" draw:layer="layout" svg:x1="39.27cm" svg:y1="1.25cm" svg:x2="39.27cm" svg:y2="3.703cm">
            <text:p/>
          </draw:line>
          <draw:line draw:style-name="gr3" draw:text-style-name="P5" draw:layer="layout" svg:x1="44.522cm" svg:y1="1.25cm" svg:x2="44.522cm" svg:y2="3.703cm">
            <text:p/>
          </draw:line>
          <draw:line draw:style-name="gr3" draw:text-style-name="P5" draw:layer="layout" svg:x1="50.885cm" svg:y1="1.25cm" svg:x2="50.885cm" svg:y2="3.703cm">
            <text:p/>
          </draw:line>
          <draw:line draw:style-name="gr3" draw:text-style-name="P5" draw:layer="layout" svg:x1="57.105cm" svg:y1="1.25cm" svg:x2="57.105cm" svg:y2="3.703cm">
            <text:p/>
          </draw:line>
          <draw:line draw:style-name="gr3" draw:text-style-name="P5" draw:layer="layout" svg:x1="59.273cm" svg:y1="1.25cm" svg:x2="59.273cm" svg:y2="3.703cm">
            <text:p/>
          </draw:line>
        </draw:g>
        <draw:custom-shape draw:style-name="gr4" draw:text-style-name="P7" draw:layer="layout" svg:width="79.875cm" svg:height="37.25cm" svg:x="2.875cm" svg:y="9.4cm">
          <text:p text:style-name="P6"><text:span text:style-name="T3"><text:s text:c="4"/></text:span><text:span text:style-name="T3"><text:s text:c="4"/></text:span><text:span text:style-name="T3"><text:s/></text:span><text:span text:style-name="T3">L</text:span><text:span text:style-name="T3">a</text:span><text:span text:style-name="T3">r</text:span><text:span text:style-name="T3">g</text:span><text:span text:style-name="T3">e </text:span><text:span text:style-name="T3">L</text:span><text:span text:style-name="T3">a</text:span><text:span text:style-name="T3">n</text:span><text:span text:style-name="T3">g</text:span><text:span text:style-name="T3">u</text:span><text:span text:style-name="T3">a</text:span><text:span text:style-name="T3">g</text:span><text:span text:style-name="T3">e </text:span><text:span text:style-name="T3">M</text:span><text:span text:style-name="T3">o</text:span><text:span text:style-name="T3">d</text:span><text:span text:style-name="T3">e</text:span><text:span text:style-name="T3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21.125cm" svg:height="5cm" svg:x="34.438cm" svg:y="4.15cm">
          <text:p text:style-name="P8"><text:span text:style-name="T4">Tokens </text:span><text:span text:style-name="T4">as </text:span><text:span text:style-name="T4">numbers</text:span></text:p>
          <draw:enhanced-geometry svg:viewBox="0 0 21600 21600" draw:text-areas="?f0 0 ?f2 ?f5" draw:mirror-horizontal="false" draw:mirror-vertical="false" draw:type="down-arrow" draw:modifiers="11955.2149283572 5663.313760531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ustom-shape draw:style-name="gr6" draw:text-style-name="P10" draw:layer="layout" svg:width="4.5cm" svg:height="4.25cm" svg:x="35.5cm" svg:y="12.6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" draw:text-style-name="P10" draw:layer="layout" svg:width="4.5cm" svg:height="4.25cm" svg:x="42.875cm" svg:y="12.6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" draw:text-style-name="P10" draw:layer="layout" svg:width="4.5cm" svg:height="4.25cm" svg:x="50.25cm" svg:y="12.6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7" draw:text-style-name="P11" draw:layer="layout" svg:width="4.5cm" svg:height="4.25cm" svg:x="30.5cm" svg:y="22.06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7" draw:text-style-name="P11" draw:layer="layout" svg:width="4.5cm" svg:height="4.25cm" svg:x="38.667cm" svg:y="22.06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7" draw:text-style-name="P11" draw:layer="layout" svg:width="4.5cm" svg:height="4.25cm" svg:x="46.833cm" svg:y="22.06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7" draw:text-style-name="P11" draw:layer="layout" svg:width="4.5cm" svg:height="4.25cm" svg:x="55cm" svg:y="22.31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8" draw:text-style-name="P12" draw:layer="layout" svg:width="4.5cm" svg:height="4.25cm" svg:x="30.5cm" svg:y="31.73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12" draw:layer="layout" svg:width="4.5cm" svg:height="4.25cm" svg:x="38.667cm" svg:y="31.73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12" draw:layer="layout" svg:width="4.5cm" svg:height="4.25cm" svg:x="46.833cm" svg:y="31.73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12" draw:layer="layout" svg:width="4.5cm" svg:height="4.25cm" svg:x="55cm" svg:y="31.73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9" draw:text-style-name="P13" draw:layer="layout" svg:width="4.5cm" svg:height="4.25cm" svg:x="35.5cm" svg:y="41.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9" draw:text-style-name="P13" draw:layer="layout" svg:width="4.5cm" svg:height="4.25cm" svg:x="42.875cm" svg:y="41.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9" draw:text-style-name="P13" draw:layer="layout" svg:width="4.5cm" svg:height="4.25cm" svg:x="50.25cm" svg:y="41.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connector draw:style-name="gr10" draw:text-style-name="P14" draw:layer="layout" draw:type="line" svg:x1="37.75cm" svg:y1="16.9cm" svg:x2="32.75cm" svg:y2="22.067cm" svg:d="M37750 16900l-5000 5167" svg:viewBox="0 0 5001 5168">
            <text:p/>
          </draw:connector>
          <draw:connector draw:style-name="gr10" draw:text-style-name="P14" draw:layer="layout" draw:type="line" svg:x1="37.75cm" svg:y1="16.9cm" svg:x2="40.917cm" svg:y2="22.067cm" svg:d="M37750 16900l3167 5167" svg:viewBox="0 0 3168 5168">
            <text:p/>
          </draw:connector>
          <draw:connector draw:style-name="gr10" draw:text-style-name="P14" draw:layer="layout" draw:type="line" svg:x1="37.75cm" svg:y1="16.9cm" svg:x2="49.083cm" svg:y2="22.067cm" svg:d="M37750 16900l11333 5167" svg:viewBox="0 0 11334 5168">
            <text:p/>
          </draw:connector>
          <draw:connector draw:style-name="gr10" draw:text-style-name="P14" draw:layer="layout" draw:type="line" svg:x1="37.75cm" svg:y1="16.9cm" svg:x2="57.25cm" svg:y2="22.317cm" svg:d="M37750 16900l19500 5417" svg:viewBox="0 0 19501 5418">
            <text:p/>
          </draw:connector>
          <draw:connector draw:style-name="gr10" draw:text-style-name="P14" draw:layer="layout" draw:type="line" svg:x1="45.125cm" svg:y1="16.9cm" svg:x2="32.75cm" svg:y2="22.067cm" svg:d="M45125 16900l-12375 5167" svg:viewBox="0 0 12376 5168">
            <text:p/>
          </draw:connector>
          <draw:connector draw:style-name="gr10" draw:text-style-name="P14" draw:layer="layout" draw:type="line" svg:x1="45.125cm" svg:y1="16.9cm" svg:x2="40.917cm" svg:y2="22.067cm" svg:d="M45125 16900l-4208 5167" svg:viewBox="0 0 4209 5168">
            <text:p/>
          </draw:connector>
          <draw:connector draw:style-name="gr10" draw:text-style-name="P14" draw:layer="layout" draw:type="line" svg:x1="45.125cm" svg:y1="16.9cm" svg:x2="49.083cm" svg:y2="22.067cm" svg:d="M45125 16900l3958 5167" svg:viewBox="0 0 3959 5168">
            <text:p/>
          </draw:connector>
          <draw:connector draw:style-name="gr10" draw:text-style-name="P14" draw:layer="layout" draw:type="line" svg:x1="45.125cm" svg:y1="16.9cm" svg:x2="57.25cm" svg:y2="22.317cm" svg:d="M45125 16900l12125 5417" svg:viewBox="0 0 12126 5418">
            <text:p/>
          </draw:connector>
          <draw:connector draw:style-name="gr10" draw:text-style-name="P14" draw:layer="layout" draw:type="line" svg:x1="52.5cm" svg:y1="16.9cm" svg:x2="32.75cm" svg:y2="22.067cm" svg:d="M52500 16900l-19750 5167" svg:viewBox="0 0 19751 5168">
            <text:p/>
          </draw:connector>
          <draw:connector draw:style-name="gr10" draw:text-style-name="P14" draw:layer="layout" draw:type="line" svg:x1="52.5cm" svg:y1="16.9cm" svg:x2="40.917cm" svg:y2="22.067cm" svg:d="M52500 16900l-11583 5167" svg:viewBox="0 0 11584 5168">
            <text:p/>
          </draw:connector>
          <draw:connector draw:style-name="gr10" draw:text-style-name="P14" draw:layer="layout" draw:type="line" svg:x1="52.5cm" svg:y1="16.9cm" svg:x2="49.083cm" svg:y2="22.067cm" svg:d="M52500 16900l-3417 5167" svg:viewBox="0 0 3418 5168">
            <text:p/>
          </draw:connector>
          <draw:connector draw:style-name="gr10" draw:text-style-name="P14" draw:layer="layout" draw:type="line" svg:x1="52.5cm" svg:y1="16.9cm" svg:x2="57.25cm" svg:y2="22.317cm" svg:d="M52500 16900l4750 5417" svg:viewBox="0 0 4751 5418">
            <text:p/>
          </draw:connector>
          <draw:connector draw:style-name="gr10" draw:text-style-name="P14" draw:layer="layout" draw:type="line" svg:x1="32.75cm" svg:y1="26.317cm" svg:x2="32.75cm" svg:y2="31.733cm" svg:d="M32750 26317v5416" svg:viewBox="0 0 1 5417">
            <text:p/>
          </draw:connector>
          <draw:connector draw:style-name="gr10" draw:text-style-name="P14" draw:layer="layout" draw:type="line" svg:x1="32.75cm" svg:y1="26.317cm" svg:x2="40.917cm" svg:y2="31.733cm" svg:d="M32750 26317l8167 5416" svg:viewBox="0 0 8168 5417">
            <text:p/>
          </draw:connector>
          <draw:connector draw:style-name="gr10" draw:text-style-name="P14" draw:layer="layout" draw:type="line" svg:x1="32.75cm" svg:y1="26.317cm" svg:x2="49.083cm" svg:y2="31.733cm" svg:d="M32750 26317l16333 5416" svg:viewBox="0 0 16334 5417">
            <text:p/>
          </draw:connector>
          <draw:connector draw:style-name="gr10" draw:text-style-name="P14" draw:layer="layout" draw:type="line" svg:x1="32.75cm" svg:y1="26.317cm" svg:x2="57.25cm" svg:y2="31.733cm" svg:d="M32750 26317l24500 5416" svg:viewBox="0 0 24501 5417">
            <text:p/>
          </draw:connector>
          <draw:connector draw:style-name="gr10" draw:text-style-name="P14" draw:layer="layout" draw:type="line" svg:x1="40.917cm" svg:y1="26.317cm" svg:x2="32.75cm" svg:y2="31.733cm" svg:d="M40917 26317l-8167 5416" svg:viewBox="0 0 8168 5417">
            <text:p/>
          </draw:connector>
          <draw:connector draw:style-name="gr10" draw:text-style-name="P14" draw:layer="layout" draw:type="line" svg:x1="40.917cm" svg:y1="26.317cm" svg:x2="40.917cm" svg:y2="31.733cm" svg:d="M40917 26317v5416" svg:viewBox="0 0 1 5417">
            <text:p/>
          </draw:connector>
          <draw:connector draw:style-name="gr10" draw:text-style-name="P14" draw:layer="layout" draw:type="line" svg:x1="40.917cm" svg:y1="26.317cm" svg:x2="49.083cm" svg:y2="31.733cm" svg:d="M40917 26317l8166 5416" svg:viewBox="0 0 8167 5417">
            <text:p/>
          </draw:connector>
          <draw:connector draw:style-name="gr10" draw:text-style-name="P14" draw:layer="layout" draw:type="line" svg:x1="40.917cm" svg:y1="26.317cm" svg:x2="57.25cm" svg:y2="31.733cm" svg:d="M40917 26317l16333 5416" svg:viewBox="0 0 16334 5417">
            <text:p/>
          </draw:connector>
          <draw:connector draw:style-name="gr10" draw:text-style-name="P14" draw:layer="layout" draw:type="line" svg:x1="49.083cm" svg:y1="26.317cm" svg:x2="32.75cm" svg:y2="31.733cm" svg:d="M49083 26317l-16333 5416" svg:viewBox="0 0 16334 5417">
            <text:p/>
          </draw:connector>
          <draw:connector draw:style-name="gr10" draw:text-style-name="P14" draw:layer="layout" draw:type="line" svg:x1="49.083cm" svg:y1="26.317cm" svg:x2="40.917cm" svg:y2="31.733cm" svg:d="M49083 26317l-8166 5416" svg:viewBox="0 0 8167 5417">
            <text:p/>
          </draw:connector>
          <draw:connector draw:style-name="gr10" draw:text-style-name="P14" draw:layer="layout" draw:type="line" svg:x1="49.083cm" svg:y1="26.317cm" svg:x2="49.083cm" svg:y2="31.733cm" svg:d="M49083 26317v5416" svg:viewBox="0 0 1 5417">
            <text:p/>
          </draw:connector>
          <draw:connector draw:style-name="gr10" draw:text-style-name="P14" draw:layer="layout" draw:type="line" svg:x1="49.083cm" svg:y1="26.317cm" svg:x2="57.25cm" svg:y2="31.733cm" svg:d="M49083 26317l8167 5416" svg:viewBox="0 0 8168 5417">
            <text:p/>
          </draw:connector>
          <draw:connector draw:style-name="gr10" draw:text-style-name="P14" draw:layer="layout" draw:type="line" svg:x1="57.25cm" svg:y1="26.567cm" svg:x2="32.75cm" svg:y2="31.733cm" svg:d="M57250 26567l-24500 5166" svg:viewBox="0 0 24501 5167">
            <text:p/>
          </draw:connector>
          <draw:connector draw:style-name="gr10" draw:text-style-name="P14" draw:layer="layout" draw:type="line" svg:x1="57.25cm" svg:y1="26.567cm" svg:x2="40.917cm" svg:y2="31.733cm" svg:d="M57250 26567l-16333 5166" svg:viewBox="0 0 16334 5167">
            <text:p/>
          </draw:connector>
          <draw:connector draw:style-name="gr10" draw:text-style-name="P14" draw:layer="layout" draw:type="line" svg:x1="57.25cm" svg:y1="26.567cm" svg:x2="49.083cm" svg:y2="31.733cm" svg:d="M57250 26567l-8167 5166" svg:viewBox="0 0 8168 5167">
            <text:p/>
          </draw:connector>
          <draw:connector draw:style-name="gr10" draw:text-style-name="P14" draw:layer="layout" draw:type="line" svg:x1="57.25cm" svg:y1="26.567cm" svg:x2="57.25cm" svg:y2="31.733cm" svg:d="M57250 26567v5166" svg:viewBox="0 0 1 5167">
            <text:p/>
          </draw:connector>
          <draw:connector draw:style-name="gr10" draw:text-style-name="P14" draw:layer="layout" draw:type="line" svg:x1="32.75cm" svg:y1="35.983cm" svg:x2="37.75cm" svg:y2="41.15cm" svg:d="M32750 35983l5000 5167" svg:viewBox="0 0 5001 5168">
            <text:p/>
          </draw:connector>
          <draw:connector draw:style-name="gr10" draw:text-style-name="P14" draw:layer="layout" draw:type="line" svg:x1="32.75cm" svg:y1="35.983cm" svg:x2="45.125cm" svg:y2="41.15cm" svg:d="M32750 35983l12375 5167" svg:viewBox="0 0 12376 5168">
            <text:p/>
          </draw:connector>
          <draw:connector draw:style-name="gr10" draw:text-style-name="P14" draw:layer="layout" draw:type="line" svg:x1="32.75cm" svg:y1="35.983cm" svg:x2="52.5cm" svg:y2="41.4cm" svg:d="M32750 35983l19750 5417" svg:viewBox="0 0 19751 5418">
            <text:p/>
          </draw:connector>
          <draw:connector draw:style-name="gr10" draw:text-style-name="P14" draw:layer="layout" draw:type="line" svg:x1="40.917cm" svg:y1="35.983cm" svg:x2="37.75cm" svg:y2="41.15cm" svg:d="M40917 35983l-3167 5167" svg:viewBox="0 0 3168 5168">
            <text:p/>
          </draw:connector>
          <draw:connector draw:style-name="gr10" draw:text-style-name="P14" draw:layer="layout" draw:type="line" svg:x1="40.917cm" svg:y1="35.983cm" svg:x2="45.125cm" svg:y2="41.15cm" svg:d="M40917 35983l4208 5167" svg:viewBox="0 0 4209 5168">
            <text:p/>
          </draw:connector>
          <draw:connector draw:style-name="gr10" draw:text-style-name="P14" draw:layer="layout" draw:type="line" svg:x1="40.917cm" svg:y1="35.983cm" svg:x2="52.5cm" svg:y2="41.4cm" svg:d="M40917 35983l11583 5417" svg:viewBox="0 0 11584 5418">
            <text:p/>
          </draw:connector>
          <draw:connector draw:style-name="gr10" draw:text-style-name="P14" draw:layer="layout" draw:type="line" svg:x1="49.083cm" svg:y1="35.983cm" svg:x2="37.75cm" svg:y2="41.15cm" svg:d="M49083 35983l-11333 5167" svg:viewBox="0 0 11334 5168">
            <text:p/>
          </draw:connector>
          <draw:connector draw:style-name="gr10" draw:text-style-name="P14" draw:layer="layout" draw:type="line" svg:x1="49.083cm" svg:y1="35.983cm" svg:x2="45.125cm" svg:y2="41.15cm" svg:d="M49083 35983l-3958 5167" svg:viewBox="0 0 3959 5168">
            <text:p/>
          </draw:connector>
          <draw:connector draw:style-name="gr10" draw:text-style-name="P14" draw:layer="layout" draw:type="line" svg:x1="49.083cm" svg:y1="35.983cm" svg:x2="52.5cm" svg:y2="41.4cm" svg:d="M49083 35983l3417 5417" svg:viewBox="0 0 3418 5418">
            <text:p/>
          </draw:connector>
          <draw:connector draw:style-name="gr10" draw:text-style-name="P14" draw:layer="layout" draw:type="line" svg:x1="57.25cm" svg:y1="35.983cm" svg:x2="37.75cm" svg:y2="41.15cm" svg:d="M57250 35983l-19500 5167" svg:viewBox="0 0 19501 5168">
            <text:p/>
          </draw:connector>
          <draw:connector draw:style-name="gr10" draw:text-style-name="P14" draw:layer="layout" draw:type="line" svg:x1="57.25cm" svg:y1="35.983cm" svg:x2="45.125cm" svg:y2="41.15cm" svg:d="M57250 35983l-12125 5167" svg:viewBox="0 0 12126 5168">
            <text:p/>
          </draw:connector>
          <draw:connector draw:style-name="gr10" draw:text-style-name="P14" draw:layer="layout" draw:type="line" svg:x1="57.25cm" svg:y1="35.983cm" svg:x2="52.5cm" svg:y2="41.4cm" svg:d="M57250 35983l-4750 5417" svg:viewBox="0 0 4751 5418">
            <text:p/>
          </draw:connector>
        </draw:g>
        <draw:frame draw:style-name="gr2" draw:text-style-name="P4" draw:layer="layout" svg:width="13.25cm" svg:height="2.25cm" svg:x="13.35cm" svg:y="1.5cm">
          <draw:text-box>
            <text:p text:style-name="P3"><text:span text:style-name="T2">Inpu</text:span><text:span text:style-name="T2">t </text:span><text:span text:style-name="T2">pro</text:span><text:span text:style-name="T2">mpt:</text:span></text:p>
          </draw:text-box>
        </draw:frame>
      </draw:page>
      <draw:page draw:name="page4" draw:style-name="dp1" draw:master-page-name="Default">
        <draw:g>
          <draw:frame draw:style-name="gr1" draw:text-style-name="P2" draw:layer="layout" svg:width="36.5cm" svg:height="3cm" svg:x="26.75cm" svg:y="1.25cm">
            <draw:text-box>
              <text:p text:style-name="P1"><text:span text:style-name="T1">Onc</text:span><text:span text:style-name="T1">e </text:span><text:span text:style-name="T1">upo</text:span><text:span text:style-name="T1">n a </text:span><text:span text:style-name="T1">tim</text:span><text:span text:style-name="T1">e </text:span><text:span text:style-name="T1">the</text:span><text:span text:style-name="T1">re </text:span><text:span text:style-name="T1">liv</text:span><text:span text:style-name="T1">ed </text:span><text:span text:style-name="T1">a .</text:span><text:span text:style-name="T1">..</text:span></text:p>
            </draw:text-box>
          </draw:frame>
          <draw:line draw:style-name="gr3" draw:text-style-name="P5" draw:layer="layout" svg:x1="26.75cm" svg:y1="1.25cm" svg:x2="26.75cm" svg:y2="3.703cm">
            <text:p/>
          </draw:line>
          <draw:line draw:style-name="gr3" draw:text-style-name="P5" draw:layer="layout" svg:x1="31.732cm" svg:y1="1.25cm" svg:x2="31.732cm" svg:y2="3.703cm">
            <text:p/>
          </draw:line>
          <draw:line draw:style-name="gr3" draw:text-style-name="P5" draw:layer="layout" svg:x1="37.034cm" svg:y1="1.25cm" svg:x2="37.034cm" svg:y2="3.703cm">
            <text:p/>
          </draw:line>
          <draw:line draw:style-name="gr3" draw:text-style-name="P5" draw:layer="layout" svg:x1="39.27cm" svg:y1="1.25cm" svg:x2="39.27cm" svg:y2="3.703cm">
            <text:p/>
          </draw:line>
          <draw:line draw:style-name="gr3" draw:text-style-name="P5" draw:layer="layout" svg:x1="44.522cm" svg:y1="1.25cm" svg:x2="44.522cm" svg:y2="3.703cm">
            <text:p/>
          </draw:line>
          <draw:line draw:style-name="gr3" draw:text-style-name="P5" draw:layer="layout" svg:x1="50.885cm" svg:y1="1.25cm" svg:x2="50.885cm" svg:y2="3.703cm">
            <text:p/>
          </draw:line>
          <draw:line draw:style-name="gr3" draw:text-style-name="P5" draw:layer="layout" svg:x1="57.105cm" svg:y1="1.25cm" svg:x2="57.105cm" svg:y2="3.703cm">
            <text:p/>
          </draw:line>
          <draw:line draw:style-name="gr3" draw:text-style-name="P5" draw:layer="layout" svg:x1="59.273cm" svg:y1="1.25cm" svg:x2="59.273cm" svg:y2="3.703cm">
            <text:p/>
          </draw:line>
        </draw:g>
        <draw:custom-shape draw:style-name="gr4" draw:text-style-name="P7" draw:layer="layout" svg:width="79.875cm" svg:height="37.25cm" svg:x="2.875cm" svg:y="9.4cm">
          <text:p text:style-name="P6"><text:span text:style-name="T3"><text:s text:c="9"/></text:span><text:span text:style-name="T3">Lar</text:span><text:span text:style-name="T3">ge </text:span><text:span text:style-name="T3">Lan</text:span><text:span text:style-name="T3">gua</text:span><text:span text:style-name="T3">ge </text:span><text:span text:style-name="T3">Mo</text:span><text:span text:style-name="T3">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21.125cm" svg:height="5cm" svg:x="34.438cm" svg:y="4.15cm">
          <text:p text:style-name="P8"><text:span text:style-name="T4">Toke</text:span><text:span text:style-name="T4">ns as </text:span><text:span text:style-name="T4">numb</text:span><text:span text:style-name="T4">ers</text:span></text:p>
          <draw:enhanced-geometry svg:viewBox="0 0 21600 21600" draw:text-areas="?f0 0 ?f2 ?f5" draw:mirror-horizontal="false" draw:mirror-vertical="false" draw:type="down-arrow" draw:modifiers="11955.2149283572 5663.313760531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ustom-shape draw:style-name="gr6" draw:text-style-name="P10" draw:layer="layout" svg:width="4.5cm" svg:height="4.25cm" svg:x="35.5cm" svg:y="12.6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" draw:text-style-name="P10" draw:layer="layout" svg:width="4.5cm" svg:height="4.25cm" svg:x="42.875cm" svg:y="12.6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" draw:text-style-name="P10" draw:layer="layout" svg:width="4.5cm" svg:height="4.25cm" svg:x="50.25cm" svg:y="12.6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7" draw:text-style-name="P11" draw:layer="layout" svg:width="4.5cm" svg:height="4.25cm" svg:x="30.5cm" svg:y="22.06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7" draw:text-style-name="P11" draw:layer="layout" svg:width="4.5cm" svg:height="4.25cm" svg:x="38.667cm" svg:y="22.06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7" draw:text-style-name="P11" draw:layer="layout" svg:width="4.5cm" svg:height="4.25cm" svg:x="46.833cm" svg:y="22.06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7" draw:text-style-name="P11" draw:layer="layout" svg:width="4.5cm" svg:height="4.25cm" svg:x="55cm" svg:y="22.31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8" draw:text-style-name="P12" draw:layer="layout" svg:width="4.5cm" svg:height="4.25cm" svg:x="30.5cm" svg:y="31.73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12" draw:layer="layout" svg:width="4.5cm" svg:height="4.25cm" svg:x="38.667cm" svg:y="31.73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12" draw:layer="layout" svg:width="4.5cm" svg:height="4.25cm" svg:x="46.833cm" svg:y="31.73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12" draw:layer="layout" svg:width="4.5cm" svg:height="4.25cm" svg:x="55cm" svg:y="31.73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9" draw:text-style-name="P13" draw:layer="layout" svg:width="4.5cm" svg:height="4.25cm" svg:x="35.5cm" svg:y="41.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9" draw:text-style-name="P13" draw:layer="layout" svg:width="4.5cm" svg:height="4.25cm" svg:x="42.875cm" svg:y="41.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9" draw:text-style-name="P13" draw:layer="layout" svg:width="4.5cm" svg:height="4.25cm" svg:x="50.25cm" svg:y="41.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connector draw:style-name="gr10" draw:text-style-name="P14" draw:layer="layout" draw:type="line" svg:x1="37.75cm" svg:y1="16.9cm" svg:x2="32.75cm" svg:y2="22.067cm" svg:d="M37750 16900l-5000 5167" svg:viewBox="0 0 5001 5168">
            <text:p/>
          </draw:connector>
          <draw:connector draw:style-name="gr10" draw:text-style-name="P14" draw:layer="layout" draw:type="line" svg:x1="37.75cm" svg:y1="16.9cm" svg:x2="40.917cm" svg:y2="22.067cm" svg:d="M37750 16900l3167 5167" svg:viewBox="0 0 3168 5168">
            <text:p/>
          </draw:connector>
          <draw:connector draw:style-name="gr10" draw:text-style-name="P14" draw:layer="layout" draw:type="line" svg:x1="37.75cm" svg:y1="16.9cm" svg:x2="49.083cm" svg:y2="22.067cm" svg:d="M37750 16900l11333 5167" svg:viewBox="0 0 11334 5168">
            <text:p/>
          </draw:connector>
          <draw:connector draw:style-name="gr10" draw:text-style-name="P14" draw:layer="layout" draw:type="line" svg:x1="37.75cm" svg:y1="16.9cm" svg:x2="57.25cm" svg:y2="22.317cm" svg:d="M37750 16900l19500 5417" svg:viewBox="0 0 19501 5418">
            <text:p/>
          </draw:connector>
          <draw:connector draw:style-name="gr10" draw:text-style-name="P14" draw:layer="layout" draw:type="line" svg:x1="45.125cm" svg:y1="16.9cm" svg:x2="32.75cm" svg:y2="22.067cm" svg:d="M45125 16900l-12375 5167" svg:viewBox="0 0 12376 5168">
            <text:p/>
          </draw:connector>
          <draw:connector draw:style-name="gr10" draw:text-style-name="P14" draw:layer="layout" draw:type="line" svg:x1="45.125cm" svg:y1="16.9cm" svg:x2="40.917cm" svg:y2="22.067cm" svg:d="M45125 16900l-4208 5167" svg:viewBox="0 0 4209 5168">
            <text:p/>
          </draw:connector>
          <draw:connector draw:style-name="gr10" draw:text-style-name="P14" draw:layer="layout" draw:type="line" svg:x1="45.125cm" svg:y1="16.9cm" svg:x2="49.083cm" svg:y2="22.067cm" svg:d="M45125 16900l3958 5167" svg:viewBox="0 0 3959 5168">
            <text:p/>
          </draw:connector>
          <draw:connector draw:style-name="gr10" draw:text-style-name="P14" draw:layer="layout" draw:type="line" svg:x1="45.125cm" svg:y1="16.9cm" svg:x2="57.25cm" svg:y2="22.317cm" svg:d="M45125 16900l12125 5417" svg:viewBox="0 0 12126 5418">
            <text:p/>
          </draw:connector>
          <draw:connector draw:style-name="gr10" draw:text-style-name="P14" draw:layer="layout" draw:type="line" svg:x1="52.5cm" svg:y1="16.9cm" svg:x2="32.75cm" svg:y2="22.067cm" svg:d="M52500 16900l-19750 5167" svg:viewBox="0 0 19751 5168">
            <text:p/>
          </draw:connector>
          <draw:connector draw:style-name="gr10" draw:text-style-name="P14" draw:layer="layout" draw:type="line" svg:x1="52.5cm" svg:y1="16.9cm" svg:x2="40.917cm" svg:y2="22.067cm" svg:d="M52500 16900l-11583 5167" svg:viewBox="0 0 11584 5168">
            <text:p/>
          </draw:connector>
          <draw:connector draw:style-name="gr10" draw:text-style-name="P14" draw:layer="layout" draw:type="line" svg:x1="52.5cm" svg:y1="16.9cm" svg:x2="49.083cm" svg:y2="22.067cm" svg:d="M52500 16900l-3417 5167" svg:viewBox="0 0 3418 5168">
            <text:p/>
          </draw:connector>
          <draw:connector draw:style-name="gr10" draw:text-style-name="P14" draw:layer="layout" draw:type="line" svg:x1="52.5cm" svg:y1="16.9cm" svg:x2="57.25cm" svg:y2="22.317cm" svg:d="M52500 16900l4750 5417" svg:viewBox="0 0 4751 5418">
            <text:p/>
          </draw:connector>
          <draw:connector draw:style-name="gr10" draw:text-style-name="P14" draw:layer="layout" draw:type="line" svg:x1="32.75cm" svg:y1="26.317cm" svg:x2="32.75cm" svg:y2="31.733cm" svg:d="M32750 26317v5416" svg:viewBox="0 0 1 5417">
            <text:p/>
          </draw:connector>
          <draw:connector draw:style-name="gr10" draw:text-style-name="P14" draw:layer="layout" draw:type="line" svg:x1="32.75cm" svg:y1="26.317cm" svg:x2="40.917cm" svg:y2="31.733cm" svg:d="M32750 26317l8167 5416" svg:viewBox="0 0 8168 5417">
            <text:p/>
          </draw:connector>
          <draw:connector draw:style-name="gr10" draw:text-style-name="P14" draw:layer="layout" draw:type="line" svg:x1="32.75cm" svg:y1="26.317cm" svg:x2="49.083cm" svg:y2="31.733cm" svg:d="M32750 26317l16333 5416" svg:viewBox="0 0 16334 5417">
            <text:p/>
          </draw:connector>
          <draw:connector draw:style-name="gr10" draw:text-style-name="P14" draw:layer="layout" draw:type="line" svg:x1="32.75cm" svg:y1="26.317cm" svg:x2="57.25cm" svg:y2="31.733cm" svg:d="M32750 26317l24500 5416" svg:viewBox="0 0 24501 5417">
            <text:p/>
          </draw:connector>
          <draw:connector draw:style-name="gr10" draw:text-style-name="P14" draw:layer="layout" draw:type="line" svg:x1="40.917cm" svg:y1="26.317cm" svg:x2="32.75cm" svg:y2="31.733cm" svg:d="M40917 26317l-8167 5416" svg:viewBox="0 0 8168 5417">
            <text:p/>
          </draw:connector>
          <draw:connector draw:style-name="gr10" draw:text-style-name="P14" draw:layer="layout" draw:type="line" svg:x1="40.917cm" svg:y1="26.317cm" svg:x2="40.917cm" svg:y2="31.733cm" svg:d="M40917 26317v5416" svg:viewBox="0 0 1 5417">
            <text:p/>
          </draw:connector>
          <draw:connector draw:style-name="gr10" draw:text-style-name="P14" draw:layer="layout" draw:type="line" svg:x1="40.917cm" svg:y1="26.317cm" svg:x2="49.083cm" svg:y2="31.733cm" svg:d="M40917 26317l8166 5416" svg:viewBox="0 0 8167 5417">
            <text:p/>
          </draw:connector>
          <draw:connector draw:style-name="gr10" draw:text-style-name="P14" draw:layer="layout" draw:type="line" svg:x1="40.917cm" svg:y1="26.317cm" svg:x2="57.25cm" svg:y2="31.733cm" svg:d="M40917 26317l16333 5416" svg:viewBox="0 0 16334 5417">
            <text:p/>
          </draw:connector>
          <draw:connector draw:style-name="gr10" draw:text-style-name="P14" draw:layer="layout" draw:type="line" svg:x1="49.083cm" svg:y1="26.317cm" svg:x2="32.75cm" svg:y2="31.733cm" svg:d="M49083 26317l-16333 5416" svg:viewBox="0 0 16334 5417">
            <text:p/>
          </draw:connector>
          <draw:connector draw:style-name="gr10" draw:text-style-name="P14" draw:layer="layout" draw:type="line" svg:x1="49.083cm" svg:y1="26.317cm" svg:x2="40.917cm" svg:y2="31.733cm" svg:d="M49083 26317l-8166 5416" svg:viewBox="0 0 8167 5417">
            <text:p/>
          </draw:connector>
          <draw:connector draw:style-name="gr10" draw:text-style-name="P14" draw:layer="layout" draw:type="line" svg:x1="49.083cm" svg:y1="26.317cm" svg:x2="49.083cm" svg:y2="31.733cm" svg:d="M49083 26317v5416" svg:viewBox="0 0 1 5417">
            <text:p/>
          </draw:connector>
          <draw:connector draw:style-name="gr10" draw:text-style-name="P14" draw:layer="layout" draw:type="line" svg:x1="49.083cm" svg:y1="26.317cm" svg:x2="57.25cm" svg:y2="31.733cm" svg:d="M49083 26317l8167 5416" svg:viewBox="0 0 8168 5417">
            <text:p/>
          </draw:connector>
          <draw:connector draw:style-name="gr10" draw:text-style-name="P14" draw:layer="layout" draw:type="line" svg:x1="57.25cm" svg:y1="26.567cm" svg:x2="32.75cm" svg:y2="31.733cm" svg:d="M57250 26567l-24500 5166" svg:viewBox="0 0 24501 5167">
            <text:p/>
          </draw:connector>
          <draw:connector draw:style-name="gr10" draw:text-style-name="P14" draw:layer="layout" draw:type="line" svg:x1="57.25cm" svg:y1="26.567cm" svg:x2="40.917cm" svg:y2="31.733cm" svg:d="M57250 26567l-16333 5166" svg:viewBox="0 0 16334 5167">
            <text:p/>
          </draw:connector>
          <draw:connector draw:style-name="gr10" draw:text-style-name="P14" draw:layer="layout" draw:type="line" svg:x1="57.25cm" svg:y1="26.567cm" svg:x2="49.083cm" svg:y2="31.733cm" svg:d="M57250 26567l-8167 5166" svg:viewBox="0 0 8168 5167">
            <text:p/>
          </draw:connector>
          <draw:connector draw:style-name="gr10" draw:text-style-name="P14" draw:layer="layout" draw:type="line" svg:x1="57.25cm" svg:y1="26.567cm" svg:x2="57.25cm" svg:y2="31.733cm" svg:d="M57250 26567v5166" svg:viewBox="0 0 1 5167">
            <text:p/>
          </draw:connector>
          <draw:connector draw:style-name="gr10" draw:text-style-name="P14" draw:layer="layout" draw:type="line" svg:x1="32.75cm" svg:y1="35.983cm" svg:x2="37.75cm" svg:y2="41.15cm" svg:d="M32750 35983l5000 5167" svg:viewBox="0 0 5001 5168">
            <text:p/>
          </draw:connector>
          <draw:connector draw:style-name="gr10" draw:text-style-name="P14" draw:layer="layout" draw:type="line" svg:x1="32.75cm" svg:y1="35.983cm" svg:x2="45.125cm" svg:y2="41.15cm" svg:d="M32750 35983l12375 5167" svg:viewBox="0 0 12376 5168">
            <text:p/>
          </draw:connector>
          <draw:connector draw:style-name="gr10" draw:text-style-name="P14" draw:layer="layout" draw:type="line" svg:x1="32.75cm" svg:y1="35.983cm" svg:x2="52.5cm" svg:y2="41.4cm" svg:d="M32750 35983l19750 5417" svg:viewBox="0 0 19751 5418">
            <text:p/>
          </draw:connector>
          <draw:connector draw:style-name="gr10" draw:text-style-name="P14" draw:layer="layout" draw:type="line" svg:x1="40.917cm" svg:y1="35.983cm" svg:x2="37.75cm" svg:y2="41.15cm" svg:d="M40917 35983l-3167 5167" svg:viewBox="0 0 3168 5168">
            <text:p/>
          </draw:connector>
          <draw:connector draw:style-name="gr10" draw:text-style-name="P14" draw:layer="layout" draw:type="line" svg:x1="40.917cm" svg:y1="35.983cm" svg:x2="45.125cm" svg:y2="41.15cm" svg:d="M40917 35983l4208 5167" svg:viewBox="0 0 4209 5168">
            <text:p/>
          </draw:connector>
          <draw:connector draw:style-name="gr10" draw:text-style-name="P14" draw:layer="layout" draw:type="line" svg:x1="40.917cm" svg:y1="35.983cm" svg:x2="52.5cm" svg:y2="41.4cm" svg:d="M40917 35983l11583 5417" svg:viewBox="0 0 11584 5418">
            <text:p/>
          </draw:connector>
          <draw:connector draw:style-name="gr10" draw:text-style-name="P14" draw:layer="layout" draw:type="line" svg:x1="49.083cm" svg:y1="35.983cm" svg:x2="37.75cm" svg:y2="41.15cm" svg:d="M49083 35983l-11333 5167" svg:viewBox="0 0 11334 5168">
            <text:p/>
          </draw:connector>
          <draw:connector draw:style-name="gr10" draw:text-style-name="P14" draw:layer="layout" draw:type="line" svg:x1="49.083cm" svg:y1="35.983cm" svg:x2="45.125cm" svg:y2="41.15cm" svg:d="M49083 35983l-3958 5167" svg:viewBox="0 0 3959 5168">
            <text:p/>
          </draw:connector>
          <draw:connector draw:style-name="gr10" draw:text-style-name="P14" draw:layer="layout" draw:type="line" svg:x1="49.083cm" svg:y1="35.983cm" svg:x2="52.5cm" svg:y2="41.4cm" svg:d="M49083 35983l3417 5417" svg:viewBox="0 0 3418 5418">
            <text:p/>
          </draw:connector>
          <draw:connector draw:style-name="gr10" draw:text-style-name="P14" draw:layer="layout" draw:type="line" svg:x1="57.25cm" svg:y1="35.983cm" svg:x2="37.75cm" svg:y2="41.15cm" svg:d="M57250 35983l-19500 5167" svg:viewBox="0 0 19501 5168">
            <text:p/>
          </draw:connector>
          <draw:connector draw:style-name="gr10" draw:text-style-name="P14" draw:layer="layout" draw:type="line" svg:x1="57.25cm" svg:y1="35.983cm" svg:x2="45.125cm" svg:y2="41.15cm" svg:d="M57250 35983l-12125 5167" svg:viewBox="0 0 12126 5168">
            <text:p/>
          </draw:connector>
          <draw:connector draw:style-name="gr10" draw:text-style-name="P14" draw:layer="layout" draw:type="line" svg:x1="57.25cm" svg:y1="35.983cm" svg:x2="52.5cm" svg:y2="41.4cm" svg:d="M57250 35983l-4750 5417" svg:viewBox="0 0 4751 5418">
            <text:p/>
          </draw:connector>
        </draw:g>
        <draw:frame draw:style-name="standard" draw:layer="layout" svg:width="44.363cm" svg:height="5.772cm" svg:x="22.53cm" svg:y="53.087cm">
          <table:table table:template-name="bw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15">happy</text:p>
              </table:table-cell>
              <table:table-cell>
                <text:p text:style-name="P15">boy</text:p>
              </table:table-cell>
              <table:table-cell>
                <text:list text:style-name="L2">
                  <text:list-header>
                    <text:p text:style-name="P15"><text:span text:style-name="T5">gir</text:span><text:span text:style-name="T5">l</text:span></text:p>
                  </text:list-header>
                </text:list>
              </table:table-cell>
              <table:table-cell>
                <text:p text:style-name="P15">hobbit</text:p>
              </table:table-cell>
              <table:table-cell>
                <text:p text:style-name="P15"><text:span text:style-name="T5">...</text:span></text:p>
              </table:table-cell>
            </table:table-row>
            <table:table-row table:style-name="ro2" table:default-cell-style-name="ce2">
              <table:table-cell>
                <text:p text:style-name="P16"><text:span text:style-name="T5">30%</text:span></text:p>
              </table:table-cell>
              <table:table-cell>
                <text:p text:style-name="P15">25%</text:p>
              </table:table-cell>
              <table:table-cell>
                <text:p text:style-name="P15">20%</text:p>
              </table:table-cell>
              <table:table-cell>
                <text:p text:style-name="P15">15%</text:p>
              </table:table-cell>
              <table:table-cell>
                <text:p text:style-name="P15">...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1" draw:text-style-name="P9" draw:layer="layout" svg:width="21.125cm" svg:height="5.25cm" svg:x="34.5cm" svg:y="47.25cm">
          <text:p text:style-name="P8"><text:span text:style-name="T4">Next token probabilities</text:span></text:p>
          <draw:enhanced-geometry svg:viewBox="0 0 21600 21600" draw:text-areas="?f0 0 ?f2 ?f5" draw:mirror-horizontal="false" draw:mirror-vertical="false" draw:type="down-arrow" draw:modifiers="11955.2149283572 5663.313760531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4" draw:layer="layout" svg:width="13.25cm" svg:height="2.25cm" svg:x="13.35cm" svg:y="1.5cm">
          <draw:text-box>
            <text:p text:style-name="P3"><text:span text:style-name="T2">Inpu</text:span><text:span text:style-name="T2">t </text:span><text:span text:style-name="T2">pro</text:span><text:span text:style-name="T2">mpt:</text:span></text:p>
          </draw:text-box>
        </draw:frame>
      </draw:page>
      <draw:page draw:name="page5" draw:style-name="dp1" draw:master-page-name="Default">
        <draw:g xml:id="id2" draw:id="id2">
          <draw:frame draw:style-name="gr1" draw:text-style-name="P2" draw:layer="layout" svg:width="36.5cm" svg:height="3cm" svg:x="26.75cm" svg:y="1.25cm">
            <draw:text-box>
              <text:p text:style-name="P1"><text:span text:style-name="T1">Onc</text:span><text:span text:style-name="T1">e </text:span><text:span text:style-name="T1">upo</text:span><text:span text:style-name="T1">n a </text:span><text:span text:style-name="T1">tim</text:span><text:span text:style-name="T1">e </text:span><text:span text:style-name="T1">the</text:span><text:span text:style-name="T1">re </text:span><text:span text:style-name="T1">liv</text:span><text:span text:style-name="T1">ed </text:span><text:span text:style-name="T1">a .</text:span><text:span text:style-name="T1">..</text:span></text:p>
            </draw:text-box>
          </draw:frame>
          <draw:line draw:style-name="gr3" draw:text-style-name="P5" draw:layer="layout" svg:x1="26.75cm" svg:y1="1.25cm" svg:x2="26.75cm" svg:y2="3.703cm">
            <text:p/>
          </draw:line>
          <draw:line draw:style-name="gr3" draw:text-style-name="P5" draw:layer="layout" svg:x1="31.732cm" svg:y1="1.25cm" svg:x2="31.732cm" svg:y2="3.703cm">
            <text:p/>
          </draw:line>
          <draw:line draw:style-name="gr3" draw:text-style-name="P5" draw:layer="layout" svg:x1="37.034cm" svg:y1="1.25cm" svg:x2="37.034cm" svg:y2="3.703cm">
            <text:p/>
          </draw:line>
          <draw:line draw:style-name="gr3" draw:text-style-name="P5" draw:layer="layout" svg:x1="39.27cm" svg:y1="1.25cm" svg:x2="39.27cm" svg:y2="3.703cm">
            <text:p/>
          </draw:line>
          <draw:line draw:style-name="gr3" draw:text-style-name="P5" draw:layer="layout" svg:x1="44.522cm" svg:y1="1.25cm" svg:x2="44.522cm" svg:y2="3.703cm">
            <text:p/>
          </draw:line>
          <draw:line draw:style-name="gr3" draw:text-style-name="P5" draw:layer="layout" svg:x1="50.885cm" svg:y1="1.25cm" svg:x2="50.885cm" svg:y2="3.703cm">
            <text:p/>
          </draw:line>
          <draw:line draw:style-name="gr3" draw:text-style-name="P5" draw:layer="layout" svg:x1="57.105cm" svg:y1="1.25cm" svg:x2="57.105cm" svg:y2="3.703cm">
            <text:p/>
          </draw:line>
          <draw:line draw:style-name="gr3" draw:text-style-name="P5" draw:layer="layout" svg:x1="59.273cm" svg:y1="1.25cm" svg:x2="59.273cm" svg:y2="3.703cm">
            <text:p/>
          </draw:line>
        </draw:g>
        <draw:custom-shape draw:style-name="gr4" draw:text-style-name="P7" draw:layer="layout" svg:width="79.875cm" svg:height="37.25cm" svg:x="2.875cm" svg:y="9.4cm">
          <text:p text:style-name="P6"><text:span text:style-name="T3"><text:s text:c="9"/></text:span><text:span text:style-name="T3">Large Language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21.125cm" svg:height="5cm" svg:x="34.438cm" svg:y="4.15cm">
          <text:p text:style-name="P8"><text:span text:style-name="T4">Tokens as numbers</text:span></text:p>
          <draw:enhanced-geometry svg:viewBox="0 0 21600 21600" draw:text-areas="?f0 0 ?f2 ?f5" draw:mirror-horizontal="false" draw:mirror-vertical="false" draw:type="down-arrow" draw:modifiers="11955.2149283572 5663.313760531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ustom-shape draw:style-name="gr6" draw:text-style-name="P10" draw:layer="layout" svg:width="4.5cm" svg:height="4.25cm" svg:x="35.5cm" svg:y="12.6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" draw:text-style-name="P10" draw:layer="layout" svg:width="4.5cm" svg:height="4.25cm" svg:x="42.875cm" svg:y="12.6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" draw:text-style-name="P10" draw:layer="layout" svg:width="4.5cm" svg:height="4.25cm" svg:x="50.25cm" svg:y="12.6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7" draw:text-style-name="P11" draw:layer="layout" svg:width="4.5cm" svg:height="4.25cm" svg:x="30.5cm" svg:y="22.06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7" draw:text-style-name="P11" draw:layer="layout" svg:width="4.5cm" svg:height="4.25cm" svg:x="38.667cm" svg:y="22.06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7" draw:text-style-name="P11" draw:layer="layout" svg:width="4.5cm" svg:height="4.25cm" svg:x="46.833cm" svg:y="22.06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7" draw:text-style-name="P11" draw:layer="layout" svg:width="4.5cm" svg:height="4.25cm" svg:x="55cm" svg:y="22.31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8" draw:text-style-name="P12" draw:layer="layout" svg:width="4.5cm" svg:height="4.25cm" svg:x="30.5cm" svg:y="31.73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12" draw:layer="layout" svg:width="4.5cm" svg:height="4.25cm" svg:x="38.667cm" svg:y="31.73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12" draw:layer="layout" svg:width="4.5cm" svg:height="4.25cm" svg:x="46.833cm" svg:y="31.73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12" draw:layer="layout" svg:width="4.5cm" svg:height="4.25cm" svg:x="55cm" svg:y="31.73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9" draw:text-style-name="P13" draw:layer="layout" svg:width="4.5cm" svg:height="4.25cm" svg:x="35.5cm" svg:y="41.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9" draw:text-style-name="P13" draw:layer="layout" svg:width="4.5cm" svg:height="4.25cm" svg:x="42.875cm" svg:y="41.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9" draw:text-style-name="P13" draw:layer="layout" svg:width="4.5cm" svg:height="4.25cm" svg:x="50.25cm" svg:y="41.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connector draw:style-name="gr10" draw:text-style-name="P14" draw:layer="layout" draw:type="line" svg:x1="37.75cm" svg:y1="16.9cm" svg:x2="32.75cm" svg:y2="22.067cm" svg:d="M37750 16900l-5000 5167" svg:viewBox="0 0 5001 5168">
            <text:p/>
          </draw:connector>
          <draw:connector draw:style-name="gr10" draw:text-style-name="P14" draw:layer="layout" draw:type="line" svg:x1="37.75cm" svg:y1="16.9cm" svg:x2="40.917cm" svg:y2="22.067cm" svg:d="M37750 16900l3167 5167" svg:viewBox="0 0 3168 5168">
            <text:p/>
          </draw:connector>
          <draw:connector draw:style-name="gr10" draw:text-style-name="P14" draw:layer="layout" draw:type="line" svg:x1="37.75cm" svg:y1="16.9cm" svg:x2="49.083cm" svg:y2="22.067cm" svg:d="M37750 16900l11333 5167" svg:viewBox="0 0 11334 5168">
            <text:p/>
          </draw:connector>
          <draw:connector draw:style-name="gr10" draw:text-style-name="P14" draw:layer="layout" draw:type="line" svg:x1="37.75cm" svg:y1="16.9cm" svg:x2="57.25cm" svg:y2="22.317cm" svg:d="M37750 16900l19500 5417" svg:viewBox="0 0 19501 5418">
            <text:p/>
          </draw:connector>
          <draw:connector draw:style-name="gr10" draw:text-style-name="P14" draw:layer="layout" draw:type="line" svg:x1="45.125cm" svg:y1="16.9cm" svg:x2="32.75cm" svg:y2="22.067cm" svg:d="M45125 16900l-12375 5167" svg:viewBox="0 0 12376 5168">
            <text:p/>
          </draw:connector>
          <draw:connector draw:style-name="gr10" draw:text-style-name="P14" draw:layer="layout" draw:type="line" svg:x1="45.125cm" svg:y1="16.9cm" svg:x2="40.917cm" svg:y2="22.067cm" svg:d="M45125 16900l-4208 5167" svg:viewBox="0 0 4209 5168">
            <text:p/>
          </draw:connector>
          <draw:connector draw:style-name="gr10" draw:text-style-name="P14" draw:layer="layout" draw:type="line" svg:x1="45.125cm" svg:y1="16.9cm" svg:x2="49.083cm" svg:y2="22.067cm" svg:d="M45125 16900l3958 5167" svg:viewBox="0 0 3959 5168">
            <text:p/>
          </draw:connector>
          <draw:connector draw:style-name="gr10" draw:text-style-name="P14" draw:layer="layout" draw:type="line" svg:x1="45.125cm" svg:y1="16.9cm" svg:x2="57.25cm" svg:y2="22.317cm" svg:d="M45125 16900l12125 5417" svg:viewBox="0 0 12126 5418">
            <text:p/>
          </draw:connector>
          <draw:connector draw:style-name="gr10" draw:text-style-name="P14" draw:layer="layout" draw:type="line" svg:x1="52.5cm" svg:y1="16.9cm" svg:x2="32.75cm" svg:y2="22.067cm" svg:d="M52500 16900l-19750 5167" svg:viewBox="0 0 19751 5168">
            <text:p/>
          </draw:connector>
          <draw:connector draw:style-name="gr10" draw:text-style-name="P14" draw:layer="layout" draw:type="line" svg:x1="52.5cm" svg:y1="16.9cm" svg:x2="40.917cm" svg:y2="22.067cm" svg:d="M52500 16900l-11583 5167" svg:viewBox="0 0 11584 5168">
            <text:p/>
          </draw:connector>
          <draw:connector draw:style-name="gr10" draw:text-style-name="P14" draw:layer="layout" draw:type="line" svg:x1="52.5cm" svg:y1="16.9cm" svg:x2="49.083cm" svg:y2="22.067cm" svg:d="M52500 16900l-3417 5167" svg:viewBox="0 0 3418 5168">
            <text:p/>
          </draw:connector>
          <draw:connector draw:style-name="gr10" draw:text-style-name="P14" draw:layer="layout" draw:type="line" svg:x1="52.5cm" svg:y1="16.9cm" svg:x2="57.25cm" svg:y2="22.317cm" svg:d="M52500 16900l4750 5417" svg:viewBox="0 0 4751 5418">
            <text:p/>
          </draw:connector>
          <draw:connector draw:style-name="gr10" draw:text-style-name="P14" draw:layer="layout" draw:type="line" svg:x1="32.75cm" svg:y1="26.317cm" svg:x2="32.75cm" svg:y2="31.733cm" svg:d="M32750 26317v5416" svg:viewBox="0 0 1 5417">
            <text:p/>
          </draw:connector>
          <draw:connector draw:style-name="gr10" draw:text-style-name="P14" draw:layer="layout" draw:type="line" svg:x1="32.75cm" svg:y1="26.317cm" svg:x2="40.917cm" svg:y2="31.733cm" svg:d="M32750 26317l8167 5416" svg:viewBox="0 0 8168 5417">
            <text:p/>
          </draw:connector>
          <draw:connector draw:style-name="gr10" draw:text-style-name="P14" draw:layer="layout" draw:type="line" svg:x1="32.75cm" svg:y1="26.317cm" svg:x2="49.083cm" svg:y2="31.733cm" svg:d="M32750 26317l16333 5416" svg:viewBox="0 0 16334 5417">
            <text:p/>
          </draw:connector>
          <draw:connector draw:style-name="gr10" draw:text-style-name="P14" draw:layer="layout" draw:type="line" svg:x1="32.75cm" svg:y1="26.317cm" svg:x2="57.25cm" svg:y2="31.733cm" svg:d="M32750 26317l24500 5416" svg:viewBox="0 0 24501 5417">
            <text:p/>
          </draw:connector>
          <draw:connector draw:style-name="gr10" draw:text-style-name="P14" draw:layer="layout" draw:type="line" svg:x1="40.917cm" svg:y1="26.317cm" svg:x2="32.75cm" svg:y2="31.733cm" svg:d="M40917 26317l-8167 5416" svg:viewBox="0 0 8168 5417">
            <text:p/>
          </draw:connector>
          <draw:connector draw:style-name="gr10" draw:text-style-name="P14" draw:layer="layout" draw:type="line" svg:x1="40.917cm" svg:y1="26.317cm" svg:x2="40.917cm" svg:y2="31.733cm" svg:d="M40917 26317v5416" svg:viewBox="0 0 1 5417">
            <text:p/>
          </draw:connector>
          <draw:connector draw:style-name="gr10" draw:text-style-name="P14" draw:layer="layout" draw:type="line" svg:x1="40.917cm" svg:y1="26.317cm" svg:x2="49.083cm" svg:y2="31.733cm" svg:d="M40917 26317l8166 5416" svg:viewBox="0 0 8167 5417">
            <text:p/>
          </draw:connector>
          <draw:connector draw:style-name="gr10" draw:text-style-name="P14" draw:layer="layout" draw:type="line" svg:x1="40.917cm" svg:y1="26.317cm" svg:x2="57.25cm" svg:y2="31.733cm" svg:d="M40917 26317l16333 5416" svg:viewBox="0 0 16334 5417">
            <text:p/>
          </draw:connector>
          <draw:connector draw:style-name="gr10" draw:text-style-name="P14" draw:layer="layout" draw:type="line" svg:x1="49.083cm" svg:y1="26.317cm" svg:x2="32.75cm" svg:y2="31.733cm" svg:d="M49083 26317l-16333 5416" svg:viewBox="0 0 16334 5417">
            <text:p/>
          </draw:connector>
          <draw:connector draw:style-name="gr10" draw:text-style-name="P14" draw:layer="layout" draw:type="line" svg:x1="49.083cm" svg:y1="26.317cm" svg:x2="40.917cm" svg:y2="31.733cm" svg:d="M49083 26317l-8166 5416" svg:viewBox="0 0 8167 5417">
            <text:p/>
          </draw:connector>
          <draw:connector draw:style-name="gr10" draw:text-style-name="P14" draw:layer="layout" draw:type="line" svg:x1="49.083cm" svg:y1="26.317cm" svg:x2="49.083cm" svg:y2="31.733cm" svg:d="M49083 26317v5416" svg:viewBox="0 0 1 5417">
            <text:p/>
          </draw:connector>
          <draw:connector draw:style-name="gr10" draw:text-style-name="P14" draw:layer="layout" draw:type="line" svg:x1="49.083cm" svg:y1="26.317cm" svg:x2="57.25cm" svg:y2="31.733cm" svg:d="M49083 26317l8167 5416" svg:viewBox="0 0 8168 5417">
            <text:p/>
          </draw:connector>
          <draw:connector draw:style-name="gr10" draw:text-style-name="P14" draw:layer="layout" draw:type="line" svg:x1="57.25cm" svg:y1="26.567cm" svg:x2="32.75cm" svg:y2="31.733cm" svg:d="M57250 26567l-24500 5166" svg:viewBox="0 0 24501 5167">
            <text:p/>
          </draw:connector>
          <draw:connector draw:style-name="gr10" draw:text-style-name="P14" draw:layer="layout" draw:type="line" svg:x1="57.25cm" svg:y1="26.567cm" svg:x2="40.917cm" svg:y2="31.733cm" svg:d="M57250 26567l-16333 5166" svg:viewBox="0 0 16334 5167">
            <text:p/>
          </draw:connector>
          <draw:connector draw:style-name="gr10" draw:text-style-name="P14" draw:layer="layout" draw:type="line" svg:x1="57.25cm" svg:y1="26.567cm" svg:x2="49.083cm" svg:y2="31.733cm" svg:d="M57250 26567l-8167 5166" svg:viewBox="0 0 8168 5167">
            <text:p/>
          </draw:connector>
          <draw:connector draw:style-name="gr10" draw:text-style-name="P14" draw:layer="layout" draw:type="line" svg:x1="57.25cm" svg:y1="26.567cm" svg:x2="57.25cm" svg:y2="31.733cm" svg:d="M57250 26567v5166" svg:viewBox="0 0 1 5167">
            <text:p/>
          </draw:connector>
          <draw:connector draw:style-name="gr10" draw:text-style-name="P14" draw:layer="layout" draw:type="line" svg:x1="32.75cm" svg:y1="35.983cm" svg:x2="37.75cm" svg:y2="41.15cm" svg:d="M32750 35983l5000 5167" svg:viewBox="0 0 5001 5168">
            <text:p/>
          </draw:connector>
          <draw:connector draw:style-name="gr10" draw:text-style-name="P14" draw:layer="layout" draw:type="line" svg:x1="32.75cm" svg:y1="35.983cm" svg:x2="45.125cm" svg:y2="41.15cm" svg:d="M32750 35983l12375 5167" svg:viewBox="0 0 12376 5168">
            <text:p/>
          </draw:connector>
          <draw:connector draw:style-name="gr10" draw:text-style-name="P14" draw:layer="layout" draw:type="line" svg:x1="32.75cm" svg:y1="35.983cm" svg:x2="52.5cm" svg:y2="41.4cm" svg:d="M32750 35983l19750 5417" svg:viewBox="0 0 19751 5418">
            <text:p/>
          </draw:connector>
          <draw:connector draw:style-name="gr10" draw:text-style-name="P14" draw:layer="layout" draw:type="line" svg:x1="40.917cm" svg:y1="35.983cm" svg:x2="37.75cm" svg:y2="41.15cm" svg:d="M40917 35983l-3167 5167" svg:viewBox="0 0 3168 5168">
            <text:p/>
          </draw:connector>
          <draw:connector draw:style-name="gr10" draw:text-style-name="P14" draw:layer="layout" draw:type="line" svg:x1="40.917cm" svg:y1="35.983cm" svg:x2="45.125cm" svg:y2="41.15cm" svg:d="M40917 35983l4208 5167" svg:viewBox="0 0 4209 5168">
            <text:p/>
          </draw:connector>
          <draw:connector draw:style-name="gr10" draw:text-style-name="P14" draw:layer="layout" draw:type="line" svg:x1="40.917cm" svg:y1="35.983cm" svg:x2="52.5cm" svg:y2="41.4cm" svg:d="M40917 35983l11583 5417" svg:viewBox="0 0 11584 5418">
            <text:p/>
          </draw:connector>
          <draw:connector draw:style-name="gr10" draw:text-style-name="P14" draw:layer="layout" draw:type="line" svg:x1="49.083cm" svg:y1="35.983cm" svg:x2="37.75cm" svg:y2="41.15cm" svg:d="M49083 35983l-11333 5167" svg:viewBox="0 0 11334 5168">
            <text:p/>
          </draw:connector>
          <draw:connector draw:style-name="gr10" draw:text-style-name="P14" draw:layer="layout" draw:type="line" svg:x1="49.083cm" svg:y1="35.983cm" svg:x2="45.125cm" svg:y2="41.15cm" svg:d="M49083 35983l-3958 5167" svg:viewBox="0 0 3959 5168">
            <text:p/>
          </draw:connector>
          <draw:connector draw:style-name="gr10" draw:text-style-name="P14" draw:layer="layout" draw:type="line" svg:x1="49.083cm" svg:y1="35.983cm" svg:x2="52.5cm" svg:y2="41.4cm" svg:d="M49083 35983l3417 5417" svg:viewBox="0 0 3418 5418">
            <text:p/>
          </draw:connector>
          <draw:connector draw:style-name="gr10" draw:text-style-name="P14" draw:layer="layout" draw:type="line" svg:x1="57.25cm" svg:y1="35.983cm" svg:x2="37.75cm" svg:y2="41.15cm" svg:d="M57250 35983l-19500 5167" svg:viewBox="0 0 19501 5168">
            <text:p/>
          </draw:connector>
          <draw:connector draw:style-name="gr10" draw:text-style-name="P14" draw:layer="layout" draw:type="line" svg:x1="57.25cm" svg:y1="35.983cm" svg:x2="45.125cm" svg:y2="41.15cm" svg:d="M57250 35983l-12125 5167" svg:viewBox="0 0 12126 5168">
            <text:p/>
          </draw:connector>
          <draw:connector draw:style-name="gr10" draw:text-style-name="P14" draw:layer="layout" draw:type="line" svg:x1="57.25cm" svg:y1="35.983cm" svg:x2="52.5cm" svg:y2="41.4cm" svg:d="M57250 35983l-4750 5417" svg:viewBox="0 0 4751 5418">
            <text:p/>
          </draw:connector>
        </draw:g>
        <draw:frame draw:style-name="standard" xml:id="id3" draw:id="id3" draw:layer="layout" svg:width="44.363cm" svg:height="5.772cm" svg:x="22.53cm" svg:y="53.087cm">
          <table:table table:template-name="bw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15">happy</text:p>
              </table:table-cell>
              <table:table-cell>
                <text:p text:style-name="P15">boy</text:p>
              </table:table-cell>
              <table:table-cell>
                <text:list text:style-name="L2">
                  <text:list-header>
                    <text:p text:style-name="P15"><text:span text:style-name="T5">girl</text:span></text:p>
                  </text:list-header>
                </text:list>
              </table:table-cell>
              <table:table-cell>
                <text:p text:style-name="P15">hobbit</text:p>
              </table:table-cell>
              <table:table-cell>
                <text:p text:style-name="P15"><text:span text:style-name="T5">.</text:span><text:span text:style-name="T5">.</text:span><text:span text:style-name="T5">.</text:span></text:p>
              </table:table-cell>
            </table:table-row>
            <table:table-row table:style-name="ro2" table:default-cell-style-name="ce2">
              <table:table-cell>
                <text:p text:style-name="P16"><text:span text:style-name="T5">3</text:span><text:span text:style-name="T5">0</text:span><text:span text:style-name="T5">%</text:span></text:p>
              </table:table-cell>
              <table:table-cell>
                <text:p text:style-name="P15">25%</text:p>
              </table:table-cell>
              <table:table-cell>
                <text:p text:style-name="P15">20%</text:p>
              </table:table-cell>
              <table:table-cell>
                <text:p text:style-name="P15">15%</text:p>
              </table:table-cell>
              <table:table-cell>
                <text:p text:style-name="P15">...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1" draw:text-style-name="P9" draw:layer="layout" svg:width="21.125cm" svg:height="5.25cm" svg:x="34.5cm" svg:y="47.25cm">
          <text:p text:style-name="P8"><text:span text:style-name="T4">Ne</text:span><text:span text:style-name="T4">xt </text:span><text:span text:style-name="T4">to</text:span><text:span text:style-name="T4">ke</text:span><text:span text:style-name="T4">n </text:span><text:span text:style-name="T4">pr</text:span><text:span text:style-name="T4">ob</text:span><text:span text:style-name="T4">ab</text:span><text:span text:style-name="T4">ilit</text:span><text:span text:style-name="T4">ies</text:span></text:p>
          <draw:enhanced-geometry svg:viewBox="0 0 21600 21600" draw:text-areas="?f0 0 ?f2 ?f5" draw:mirror-horizontal="false" draw:mirror-vertical="false" draw:type="down-arrow" draw:modifiers="11955.2149283572 5663.313760531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18" xml:id="id1" draw:id="id1" draw:layer="layout" svg:width="5.677cm" svg:height="3.369cm" svg:x="72.5cm" svg:y="54.289cm">
          <draw:text-box>
            <text:p text:style-name="P17"><text:span text:style-name="T6">bo</text:span><text:span text:style-name="T6">y</text:span></text:p>
          </draw:text-box>
        </draw:frame>
        <draw:connector draw:style-name="gr13" draw:text-style-name="P5" draw:layer="layout" draw:line-skew="8.573cm" svg:x1="78.177cm" svg:y1="55.973cm" svg:x2="63.25cm" svg:y2="2.75cm" draw:start-shape="id1" draw:start-glue-point="1" draw:end-shape="id2" draw:end-glue-point="1" svg:d="M78177 55973h9073v-53223h-24000" svg:viewBox="0 0 24001 53224">
          <text:p/>
        </draw:connector>
        <draw:connector draw:style-name="gr13" draw:text-style-name="P5" draw:layer="layout" svg:x1="66.893cm" svg:y1="55.973cm" svg:x2="72.5cm" svg:y2="55.973cm" draw:start-shape="id3" draw:start-glue-point="1" draw:end-shape="id1" svg:d="M66893 55973h5607" svg:viewBox="0 0 5608 1">
          <text:p/>
        </draw:connector>
        <draw:frame draw:style-name="gr2" draw:text-style-name="P4" draw:layer="layout" svg:width="13.25cm" svg:height="2.25cm" svg:x="13.35cm" svg:y="1.5cm">
          <draw:text-box>
            <text:p text:style-name="P3"><text:span text:style-name="T2">Inpu</text:span><text:span text:style-name="T2">t </text:span><text:span text:style-name="T2">pro</text:span><text:span text:style-name="T2">mpt:</text:span></text:p>
          </draw:text-box>
        </draw:frame>
      </draw:page>
      <draw:page draw:name="page6" draw:style-name="dp1" draw:master-page-name="Default">
        <draw:g xml:id="id5" draw:id="id5">
          <draw:frame draw:style-name="gr1" draw:text-style-name="P2" draw:layer="layout" svg:width="36.5cm" svg:height="3cm" svg:x="26.75cm" svg:y="1.25cm">
            <draw:text-box>
              <text:p text:style-name="P1"><text:span text:style-name="T1">Onc</text:span><text:span text:style-name="T1">e </text:span><text:span text:style-name="T1">upo</text:span><text:span text:style-name="T1">n a </text:span><text:span text:style-name="T1">tim</text:span><text:span text:style-name="T1">e </text:span><text:span text:style-name="T1">the</text:span><text:span text:style-name="T1">re </text:span><text:span text:style-name="T1">liv</text:span><text:span text:style-name="T1">ed </text:span><text:span text:style-name="T1">a .</text:span><text:span text:style-name="T1">..</text:span></text:p>
            </draw:text-box>
          </draw:frame>
          <draw:line draw:style-name="gr3" draw:text-style-name="P5" draw:layer="layout" svg:x1="26.75cm" svg:y1="1.25cm" svg:x2="26.75cm" svg:y2="3.703cm">
            <text:p/>
          </draw:line>
          <draw:line draw:style-name="gr3" draw:text-style-name="P5" draw:layer="layout" svg:x1="31.732cm" svg:y1="1.25cm" svg:x2="31.732cm" svg:y2="3.703cm">
            <text:p/>
          </draw:line>
          <draw:line draw:style-name="gr3" draw:text-style-name="P5" draw:layer="layout" svg:x1="37.034cm" svg:y1="1.25cm" svg:x2="37.034cm" svg:y2="3.703cm">
            <text:p/>
          </draw:line>
          <draw:line draw:style-name="gr3" draw:text-style-name="P5" draw:layer="layout" svg:x1="39.27cm" svg:y1="1.25cm" svg:x2="39.27cm" svg:y2="3.703cm">
            <text:p/>
          </draw:line>
          <draw:line draw:style-name="gr3" draw:text-style-name="P5" draw:layer="layout" svg:x1="44.522cm" svg:y1="1.25cm" svg:x2="44.522cm" svg:y2="3.703cm">
            <text:p/>
          </draw:line>
          <draw:line draw:style-name="gr3" draw:text-style-name="P5" draw:layer="layout" svg:x1="50.885cm" svg:y1="1.25cm" svg:x2="50.885cm" svg:y2="3.703cm">
            <text:p/>
          </draw:line>
          <draw:line draw:style-name="gr3" draw:text-style-name="P5" draw:layer="layout" svg:x1="57.105cm" svg:y1="1.25cm" svg:x2="57.105cm" svg:y2="3.703cm">
            <text:p/>
          </draw:line>
          <draw:line draw:style-name="gr3" draw:text-style-name="P5" draw:layer="layout" svg:x1="59.273cm" svg:y1="1.25cm" svg:x2="59.273cm" svg:y2="3.703cm">
            <text:p/>
          </draw:line>
        </draw:g>
        <draw:custom-shape draw:style-name="gr4" draw:text-style-name="P7" draw:layer="layout" svg:width="79.875cm" svg:height="37.25cm" svg:x="2.875cm" svg:y="9.4cm">
          <text:p text:style-name="P6"><text:span text:style-name="T3"><text:s text:c="9"/></text:span><text:span text:style-name="T3">Large Language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21.125cm" svg:height="5cm" svg:x="34.438cm" svg:y="4.15cm">
          <text:p text:style-name="P8"><text:span text:style-name="T4">T</text:span><text:span text:style-name="T4">o</text:span><text:span text:style-name="T4">k</text:span><text:span text:style-name="T4">e</text:span><text:span text:style-name="T4">n</text:span><text:span text:style-name="T4">s</text:span><text:span text:style-name="T4"> </text:span><text:span text:style-name="T4">a</text:span><text:span text:style-name="T4">s</text:span><text:span text:style-name="T4"> </text:span><text:span text:style-name="T4">n</text:span><text:span text:style-name="T4">u</text:span><text:span text:style-name="T4">m</text:span><text:span text:style-name="T4">b</text:span><text:span text:style-name="T4">e</text:span><text:span text:style-name="T4">r</text:span><text:span text:style-name="T4">s</text:span></text:p>
          <draw:enhanced-geometry svg:viewBox="0 0 21600 21600" draw:text-areas="?f0 0 ?f2 ?f5" draw:mirror-horizontal="false" draw:mirror-vertical="false" draw:type="down-arrow" draw:modifiers="11955.2149283572 5663.313760531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ustom-shape draw:style-name="gr6" draw:text-style-name="P10" draw:layer="layout" svg:width="4.5cm" svg:height="4.25cm" svg:x="35.5cm" svg:y="12.6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" draw:text-style-name="P10" draw:layer="layout" svg:width="4.5cm" svg:height="4.25cm" svg:x="42.875cm" svg:y="12.6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" draw:text-style-name="P10" draw:layer="layout" svg:width="4.5cm" svg:height="4.25cm" svg:x="50.25cm" svg:y="12.6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7" draw:text-style-name="P11" draw:layer="layout" svg:width="4.5cm" svg:height="4.25cm" svg:x="30.5cm" svg:y="22.06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7" draw:text-style-name="P11" draw:layer="layout" svg:width="4.5cm" svg:height="4.25cm" svg:x="38.667cm" svg:y="22.06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7" draw:text-style-name="P11" draw:layer="layout" svg:width="4.5cm" svg:height="4.25cm" svg:x="46.833cm" svg:y="22.06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7" draw:text-style-name="P11" draw:layer="layout" svg:width="4.5cm" svg:height="4.25cm" svg:x="55cm" svg:y="22.31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8" draw:text-style-name="P12" draw:layer="layout" svg:width="4.5cm" svg:height="4.25cm" svg:x="30.5cm" svg:y="31.73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12" draw:layer="layout" svg:width="4.5cm" svg:height="4.25cm" svg:x="38.667cm" svg:y="31.73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12" draw:layer="layout" svg:width="4.5cm" svg:height="4.25cm" svg:x="46.833cm" svg:y="31.73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12" draw:layer="layout" svg:width="4.5cm" svg:height="4.25cm" svg:x="55cm" svg:y="31.73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9" draw:text-style-name="P13" draw:layer="layout" svg:width="4.5cm" svg:height="4.25cm" svg:x="35.5cm" svg:y="41.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9" draw:text-style-name="P13" draw:layer="layout" svg:width="4.5cm" svg:height="4.25cm" svg:x="42.875cm" svg:y="41.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9" draw:text-style-name="P13" draw:layer="layout" svg:width="4.5cm" svg:height="4.25cm" svg:x="50.25cm" svg:y="41.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connector draw:style-name="gr10" draw:text-style-name="P14" draw:layer="layout" draw:type="line" svg:x1="37.75cm" svg:y1="16.9cm" svg:x2="32.75cm" svg:y2="22.067cm" svg:d="M37750 16900l-5000 5167" svg:viewBox="0 0 5001 5168">
            <text:p/>
          </draw:connector>
          <draw:connector draw:style-name="gr10" draw:text-style-name="P14" draw:layer="layout" draw:type="line" svg:x1="37.75cm" svg:y1="16.9cm" svg:x2="40.917cm" svg:y2="22.067cm" svg:d="M37750 16900l3167 5167" svg:viewBox="0 0 3168 5168">
            <text:p/>
          </draw:connector>
          <draw:connector draw:style-name="gr10" draw:text-style-name="P14" draw:layer="layout" draw:type="line" svg:x1="37.75cm" svg:y1="16.9cm" svg:x2="49.083cm" svg:y2="22.067cm" svg:d="M37750 16900l11333 5167" svg:viewBox="0 0 11334 5168">
            <text:p/>
          </draw:connector>
          <draw:connector draw:style-name="gr10" draw:text-style-name="P14" draw:layer="layout" draw:type="line" svg:x1="37.75cm" svg:y1="16.9cm" svg:x2="57.25cm" svg:y2="22.317cm" svg:d="M37750 16900l19500 5417" svg:viewBox="0 0 19501 5418">
            <text:p/>
          </draw:connector>
          <draw:connector draw:style-name="gr10" draw:text-style-name="P14" draw:layer="layout" draw:type="line" svg:x1="45.125cm" svg:y1="16.9cm" svg:x2="32.75cm" svg:y2="22.067cm" svg:d="M45125 16900l-12375 5167" svg:viewBox="0 0 12376 5168">
            <text:p/>
          </draw:connector>
          <draw:connector draw:style-name="gr10" draw:text-style-name="P14" draw:layer="layout" draw:type="line" svg:x1="45.125cm" svg:y1="16.9cm" svg:x2="40.917cm" svg:y2="22.067cm" svg:d="M45125 16900l-4208 5167" svg:viewBox="0 0 4209 5168">
            <text:p/>
          </draw:connector>
          <draw:connector draw:style-name="gr10" draw:text-style-name="P14" draw:layer="layout" draw:type="line" svg:x1="45.125cm" svg:y1="16.9cm" svg:x2="49.083cm" svg:y2="22.067cm" svg:d="M45125 16900l3958 5167" svg:viewBox="0 0 3959 5168">
            <text:p/>
          </draw:connector>
          <draw:connector draw:style-name="gr10" draw:text-style-name="P14" draw:layer="layout" draw:type="line" svg:x1="45.125cm" svg:y1="16.9cm" svg:x2="57.25cm" svg:y2="22.317cm" svg:d="M45125 16900l12125 5417" svg:viewBox="0 0 12126 5418">
            <text:p/>
          </draw:connector>
          <draw:connector draw:style-name="gr10" draw:text-style-name="P14" draw:layer="layout" draw:type="line" svg:x1="52.5cm" svg:y1="16.9cm" svg:x2="32.75cm" svg:y2="22.067cm" svg:d="M52500 16900l-19750 5167" svg:viewBox="0 0 19751 5168">
            <text:p/>
          </draw:connector>
          <draw:connector draw:style-name="gr10" draw:text-style-name="P14" draw:layer="layout" draw:type="line" svg:x1="52.5cm" svg:y1="16.9cm" svg:x2="40.917cm" svg:y2="22.067cm" svg:d="M52500 16900l-11583 5167" svg:viewBox="0 0 11584 5168">
            <text:p/>
          </draw:connector>
          <draw:connector draw:style-name="gr10" draw:text-style-name="P14" draw:layer="layout" draw:type="line" svg:x1="52.5cm" svg:y1="16.9cm" svg:x2="49.083cm" svg:y2="22.067cm" svg:d="M52500 16900l-3417 5167" svg:viewBox="0 0 3418 5168">
            <text:p/>
          </draw:connector>
          <draw:connector draw:style-name="gr10" draw:text-style-name="P14" draw:layer="layout" draw:type="line" svg:x1="52.5cm" svg:y1="16.9cm" svg:x2="57.25cm" svg:y2="22.317cm" svg:d="M52500 16900l4750 5417" svg:viewBox="0 0 4751 5418">
            <text:p/>
          </draw:connector>
          <draw:connector draw:style-name="gr10" draw:text-style-name="P14" draw:layer="layout" draw:type="line" svg:x1="32.75cm" svg:y1="26.317cm" svg:x2="32.75cm" svg:y2="31.733cm" svg:d="M32750 26317v5416" svg:viewBox="0 0 1 5417">
            <text:p/>
          </draw:connector>
          <draw:connector draw:style-name="gr10" draw:text-style-name="P14" draw:layer="layout" draw:type="line" svg:x1="32.75cm" svg:y1="26.317cm" svg:x2="40.917cm" svg:y2="31.733cm" svg:d="M32750 26317l8167 5416" svg:viewBox="0 0 8168 5417">
            <text:p/>
          </draw:connector>
          <draw:connector draw:style-name="gr10" draw:text-style-name="P14" draw:layer="layout" draw:type="line" svg:x1="32.75cm" svg:y1="26.317cm" svg:x2="49.083cm" svg:y2="31.733cm" svg:d="M32750 26317l16333 5416" svg:viewBox="0 0 16334 5417">
            <text:p/>
          </draw:connector>
          <draw:connector draw:style-name="gr10" draw:text-style-name="P14" draw:layer="layout" draw:type="line" svg:x1="32.75cm" svg:y1="26.317cm" svg:x2="57.25cm" svg:y2="31.733cm" svg:d="M32750 26317l24500 5416" svg:viewBox="0 0 24501 5417">
            <text:p/>
          </draw:connector>
          <draw:connector draw:style-name="gr10" draw:text-style-name="P14" draw:layer="layout" draw:type="line" svg:x1="40.917cm" svg:y1="26.317cm" svg:x2="32.75cm" svg:y2="31.733cm" svg:d="M40917 26317l-8167 5416" svg:viewBox="0 0 8168 5417">
            <text:p/>
          </draw:connector>
          <draw:connector draw:style-name="gr10" draw:text-style-name="P14" draw:layer="layout" draw:type="line" svg:x1="40.917cm" svg:y1="26.317cm" svg:x2="40.917cm" svg:y2="31.733cm" svg:d="M40917 26317v5416" svg:viewBox="0 0 1 5417">
            <text:p/>
          </draw:connector>
          <draw:connector draw:style-name="gr10" draw:text-style-name="P14" draw:layer="layout" draw:type="line" svg:x1="40.917cm" svg:y1="26.317cm" svg:x2="49.083cm" svg:y2="31.733cm" svg:d="M40917 26317l8166 5416" svg:viewBox="0 0 8167 5417">
            <text:p/>
          </draw:connector>
          <draw:connector draw:style-name="gr10" draw:text-style-name="P14" draw:layer="layout" draw:type="line" svg:x1="40.917cm" svg:y1="26.317cm" svg:x2="57.25cm" svg:y2="31.733cm" svg:d="M40917 26317l16333 5416" svg:viewBox="0 0 16334 5417">
            <text:p/>
          </draw:connector>
          <draw:connector draw:style-name="gr10" draw:text-style-name="P14" draw:layer="layout" draw:type="line" svg:x1="49.083cm" svg:y1="26.317cm" svg:x2="32.75cm" svg:y2="31.733cm" svg:d="M49083 26317l-16333 5416" svg:viewBox="0 0 16334 5417">
            <text:p/>
          </draw:connector>
          <draw:connector draw:style-name="gr10" draw:text-style-name="P14" draw:layer="layout" draw:type="line" svg:x1="49.083cm" svg:y1="26.317cm" svg:x2="40.917cm" svg:y2="31.733cm" svg:d="M49083 26317l-8166 5416" svg:viewBox="0 0 8167 5417">
            <text:p/>
          </draw:connector>
          <draw:connector draw:style-name="gr10" draw:text-style-name="P14" draw:layer="layout" draw:type="line" svg:x1="49.083cm" svg:y1="26.317cm" svg:x2="49.083cm" svg:y2="31.733cm" svg:d="M49083 26317v5416" svg:viewBox="0 0 1 5417">
            <text:p/>
          </draw:connector>
          <draw:connector draw:style-name="gr10" draw:text-style-name="P14" draw:layer="layout" draw:type="line" svg:x1="49.083cm" svg:y1="26.317cm" svg:x2="57.25cm" svg:y2="31.733cm" svg:d="M49083 26317l8167 5416" svg:viewBox="0 0 8168 5417">
            <text:p/>
          </draw:connector>
          <draw:connector draw:style-name="gr10" draw:text-style-name="P14" draw:layer="layout" draw:type="line" svg:x1="57.25cm" svg:y1="26.567cm" svg:x2="32.75cm" svg:y2="31.733cm" svg:d="M57250 26567l-24500 5166" svg:viewBox="0 0 24501 5167">
            <text:p/>
          </draw:connector>
          <draw:connector draw:style-name="gr10" draw:text-style-name="P14" draw:layer="layout" draw:type="line" svg:x1="57.25cm" svg:y1="26.567cm" svg:x2="40.917cm" svg:y2="31.733cm" svg:d="M57250 26567l-16333 5166" svg:viewBox="0 0 16334 5167">
            <text:p/>
          </draw:connector>
          <draw:connector draw:style-name="gr10" draw:text-style-name="P14" draw:layer="layout" draw:type="line" svg:x1="57.25cm" svg:y1="26.567cm" svg:x2="49.083cm" svg:y2="31.733cm" svg:d="M57250 26567l-8167 5166" svg:viewBox="0 0 8168 5167">
            <text:p/>
          </draw:connector>
          <draw:connector draw:style-name="gr10" draw:text-style-name="P14" draw:layer="layout" draw:type="line" svg:x1="57.25cm" svg:y1="26.567cm" svg:x2="57.25cm" svg:y2="31.733cm" svg:d="M57250 26567v5166" svg:viewBox="0 0 1 5167">
            <text:p/>
          </draw:connector>
          <draw:connector draw:style-name="gr10" draw:text-style-name="P14" draw:layer="layout" draw:type="line" svg:x1="32.75cm" svg:y1="35.983cm" svg:x2="37.75cm" svg:y2="41.15cm" svg:d="M32750 35983l5000 5167" svg:viewBox="0 0 5001 5168">
            <text:p/>
          </draw:connector>
          <draw:connector draw:style-name="gr10" draw:text-style-name="P14" draw:layer="layout" draw:type="line" svg:x1="32.75cm" svg:y1="35.983cm" svg:x2="45.125cm" svg:y2="41.15cm" svg:d="M32750 35983l12375 5167" svg:viewBox="0 0 12376 5168">
            <text:p/>
          </draw:connector>
          <draw:connector draw:style-name="gr10" draw:text-style-name="P14" draw:layer="layout" draw:type="line" svg:x1="32.75cm" svg:y1="35.983cm" svg:x2="52.5cm" svg:y2="41.4cm" svg:d="M32750 35983l19750 5417" svg:viewBox="0 0 19751 5418">
            <text:p/>
          </draw:connector>
          <draw:connector draw:style-name="gr10" draw:text-style-name="P14" draw:layer="layout" draw:type="line" svg:x1="40.917cm" svg:y1="35.983cm" svg:x2="37.75cm" svg:y2="41.15cm" svg:d="M40917 35983l-3167 5167" svg:viewBox="0 0 3168 5168">
            <text:p/>
          </draw:connector>
          <draw:connector draw:style-name="gr10" draw:text-style-name="P14" draw:layer="layout" draw:type="line" svg:x1="40.917cm" svg:y1="35.983cm" svg:x2="45.125cm" svg:y2="41.15cm" svg:d="M40917 35983l4208 5167" svg:viewBox="0 0 4209 5168">
            <text:p/>
          </draw:connector>
          <draw:connector draw:style-name="gr10" draw:text-style-name="P14" draw:layer="layout" draw:type="line" svg:x1="40.917cm" svg:y1="35.983cm" svg:x2="52.5cm" svg:y2="41.4cm" svg:d="M40917 35983l11583 5417" svg:viewBox="0 0 11584 5418">
            <text:p/>
          </draw:connector>
          <draw:connector draw:style-name="gr10" draw:text-style-name="P14" draw:layer="layout" draw:type="line" svg:x1="49.083cm" svg:y1="35.983cm" svg:x2="37.75cm" svg:y2="41.15cm" svg:d="M49083 35983l-11333 5167" svg:viewBox="0 0 11334 5168">
            <text:p/>
          </draw:connector>
          <draw:connector draw:style-name="gr10" draw:text-style-name="P14" draw:layer="layout" draw:type="line" svg:x1="49.083cm" svg:y1="35.983cm" svg:x2="45.125cm" svg:y2="41.15cm" svg:d="M49083 35983l-3958 5167" svg:viewBox="0 0 3959 5168">
            <text:p/>
          </draw:connector>
          <draw:connector draw:style-name="gr10" draw:text-style-name="P14" draw:layer="layout" draw:type="line" svg:x1="49.083cm" svg:y1="35.983cm" svg:x2="52.5cm" svg:y2="41.4cm" svg:d="M49083 35983l3417 5417" svg:viewBox="0 0 3418 5418">
            <text:p/>
          </draw:connector>
          <draw:connector draw:style-name="gr10" draw:text-style-name="P14" draw:layer="layout" draw:type="line" svg:x1="57.25cm" svg:y1="35.983cm" svg:x2="37.75cm" svg:y2="41.15cm" svg:d="M57250 35983l-19500 5167" svg:viewBox="0 0 19501 5168">
            <text:p/>
          </draw:connector>
          <draw:connector draw:style-name="gr10" draw:text-style-name="P14" draw:layer="layout" draw:type="line" svg:x1="57.25cm" svg:y1="35.983cm" svg:x2="45.125cm" svg:y2="41.15cm" svg:d="M57250 35983l-12125 5167" svg:viewBox="0 0 12126 5168">
            <text:p/>
          </draw:connector>
          <draw:connector draw:style-name="gr10" draw:text-style-name="P14" draw:layer="layout" draw:type="line" svg:x1="57.25cm" svg:y1="35.983cm" svg:x2="52.5cm" svg:y2="41.4cm" svg:d="M57250 35983l-4750 5417" svg:viewBox="0 0 4751 5418">
            <text:p/>
          </draw:connector>
        </draw:g>
        <draw:custom-shape draw:style-name="gr14" draw:text-style-name="P14" draw:layer="layout" svg:width="23.75cm" svg:height="30.5cm" svg:x="4.5cm" svg:y="12.65cm">
          <text:p/>
          <draw:enhanced-geometry svg:viewBox="0 0 21600 21600" draw:mirror-horizontal="true" draw:type="line-callout-1" draw:modifiers="-3336.71845395983 8248.09678371201 -226.449412656309 392.32812038949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g>
          <draw:frame draw:style-name="standard" draw:layer="layout" svg:width="13.437cm" svg:height="1.999cm" svg:x="12.813cm" svg:y="26.663cm">
            <table:table table:template-name="bw" table:use-banding-rows-styles="true">
              <table:table-column table:style-name="co3"/>
              <table:table-column table:style-name="co3"/>
              <table:table-column table:style-name="co4"/>
              <table:table-row table:style-name="ro3" table:default-cell-style-name="ce3">
                <table:table-cell>
                  <text:p text:style-name="P19">-1.4</text:p>
                </table:table-cell>
                <table:table-cell table:style-name="ce4">
                  <text:p text:style-name="P19">1.8</text:p>
                </table:table-cell>
                <table:table-cell>
                  <text:p text:style-name="P19">0.1</text:p>
                </table:table-cell>
              </table:table-row>
            </table:table>
            <draw:image xlink:href="Pictures/TablePreview3.svm" xlink:type="simple" xlink:show="embed" xlink:actuate="onLoad"/>
          </draw:frame>
          <draw:frame draw:style-name="standard" draw:layer="layout" svg:width="4.698cm" svg:height="1.998cm" svg:x="17.182cm" svg:y="34.581cm">
            <table:table table:template-name="bw" table:use-banding-rows-styles="true">
              <table:table-column table:style-name="co5"/>
              <table:table-row table:style-name="ro4">
                <table:table-cell table:style-name="ce5">
                  <text:p text:style-name="P19"><text:span text:style-name="T5">0.5</text:span></text:p>
                </table:table-cell>
              </table:table-row>
            </table:table>
            <draw:image xlink:href="Pictures/TablePreview4.svm" xlink:type="simple" xlink:show="embed" xlink:actuate="onLoad"/>
          </draw:frame>
          <draw:g>
            <draw:frame draw:style-name="standard" draw:layer="layout" svg:width="13.488cm" svg:height="1.998cm" svg:x="12.751cm" svg:y="17.535cm">
              <table:table table:template-name="bw" table:use-banding-rows-styles="true">
                <table:table-column table:style-name="co6"/>
                <table:table-column table:style-name="co6"/>
                <table:table-column table:style-name="co7"/>
                <table:table-row table:style-name="ro4" table:default-cell-style-name="ce6">
                  <table:table-cell>
                    <text:p text:style-name="P19">1.8</text:p>
                  </table:table-cell>
                  <table:table-cell>
                    <text:p text:style-name="P19">1.6</text:p>
                  </table:table-cell>
                  <table:table-cell>
                    <text:p text:style-name="P19">-0.3</text:p>
                  </table:table-cell>
                </table:table-row>
              </table:table>
              <draw:image xlink:href="Pictures/TablePreview5.svm" xlink:type="simple" xlink:show="embed" xlink:actuate="onLoad"/>
            </draw:frame>
            <draw:frame draw:style-name="gr15" draw:text-style-name="P21" draw:layer="layout" svg:width="5.5cm" svg:height="1.91cm" svg:x="5.751cm" svg:y="17.579cm">
              <draw:text-box>
                <text:p text:style-name="P20"><text:span text:style-name="T7">Input</text:span><text:span text:style-name="T7">s:</text:span></text:p>
              </draw:text-box>
            </draw:frame>
          </draw:g>
          <draw:g>
            <draw:frame draw:style-name="standard" draw:layer="layout" svg:width="13.488cm" svg:height="1.998cm" svg:x="12.751cm" svg:y="22.202cm">
              <table:table table:template-name="bw" table:use-banding-rows-styles="true">
                <table:table-column table:style-name="co6"/>
                <table:table-column table:style-name="co6"/>
                <table:table-column table:style-name="co7"/>
                <table:table-row table:style-name="ro4" table:default-cell-style-name="ce3">
                  <table:table-cell>
                    <text:p text:style-name="P19">-0.8</text:p>
                  </table:table-cell>
                  <table:table-cell>
                    <text:p text:style-name="P19">1.1</text:p>
                  </table:table-cell>
                  <table:table-cell>
                    <text:p text:style-name="P19">-0.2</text:p>
                  </table:table-cell>
                </table:table-row>
              </table:table>
              <draw:image xlink:href="Pictures/TablePreview6.svm" xlink:type="simple" xlink:show="embed" xlink:actuate="onLoad"/>
            </draw:frame>
            <draw:frame draw:style-name="gr16" draw:text-style-name="P21" draw:layer="layout" svg:width="7cm" svg:height="1.91cm" svg:x="5.751cm" svg:y="22.246cm">
              <draw:text-box>
                <text:p text:style-name="P20"><text:span text:style-name="T7">Weig</text:span><text:span text:style-name="T7">hts:</text:span></text:p>
              </draw:text-box>
            </draw:frame>
          </draw:g>
          <draw:g>
            <draw:frame draw:style-name="gr17" draw:text-style-name="P23" draw:layer="layout" svg:width="1.674cm" svg:height="2.334cm" svg:x="14.149cm" svg:y="19.566cm">
              <draw:text-box>
                <text:p text:style-name="P22"><text:span text:style-name="T8">×</text:span></text:p>
              </draw:text-box>
            </draw:frame>
            <draw:frame draw:style-name="gr17" draw:text-style-name="P23" draw:layer="layout" svg:width="1.674cm" svg:height="2.334cm" svg:x="18.694cm" svg:y="19.566cm">
              <draw:text-box>
                <text:p text:style-name="P22"><text:span text:style-name="T8">×</text:span></text:p>
              </draw:text-box>
            </draw:frame>
            <draw:frame draw:style-name="gr17" draw:text-style-name="P23" draw:layer="layout" svg:width="1.676cm" svg:height="2.334cm" svg:x="23.238cm" svg:y="19.566cm">
              <draw:text-box>
                <text:p text:style-name="P22"><text:span text:style-name="T8">×</text:span></text:p>
              </draw:text-box>
            </draw:frame>
          </draw:g>
          <draw:g>
            <draw:frame draw:style-name="gr17" draw:text-style-name="P23" draw:layer="layout" svg:width="1.674cm" svg:height="2.334cm" svg:x="14.149cm" svg:y="24.216cm">
              <draw:text-box>
                <text:p text:style-name="P22"><text:span text:style-name="T8">=</text:span></text:p>
              </draw:text-box>
            </draw:frame>
            <draw:frame draw:style-name="gr17" draw:text-style-name="P23" draw:layer="layout" svg:width="1.674cm" svg:height="2.334cm" svg:x="18.694cm" svg:y="24.216cm">
              <draw:text-box>
                <text:p text:style-name="P22"><text:span text:style-name="T8">=</text:span></text:p>
              </draw:text-box>
            </draw:frame>
            <draw:frame draw:style-name="gr17" draw:text-style-name="P23" draw:layer="layout" svg:width="1.676cm" svg:height="2.334cm" svg:x="23.238cm" svg:y="24.216cm">
              <draw:text-box>
                <text:p text:style-name="P22"><text:span text:style-name="T8">=</text:span></text:p>
              </draw:text-box>
            </draw:frame>
          </draw:g>
          <draw:frame draw:style-name="gr18" draw:text-style-name="P25" draw:layer="layout" svg:width="11.824cm" svg:height="1.713cm" svg:x="13.619cm" svg:y="31.187cm">
            <draw:text-box>
              <text:p text:style-name="P24"><text:span text:style-name="T9">sum &amp; </text:span><text:span text:style-name="T9">trans</text:span><text:span text:style-name="T9">form</text:span></text:p>
            </draw:text-box>
          </draw:frame>
          <draw:line draw:style-name="gr19" draw:text-style-name="P5" draw:layer="layout" svg:x1="15.156cm" svg:y1="28.65cm" svg:x2="17.906cm" svg:y2="30.9cm">
            <text:p/>
          </draw:line>
          <draw:line draw:style-name="gr19" draw:text-style-name="P5" draw:layer="layout" svg:x1="23.806cm" svg:y1="28.65cm" svg:x2="21.256cm" svg:y2="30.9cm">
            <text:p/>
          </draw:line>
          <draw:line draw:style-name="gr19" draw:text-style-name="P5" draw:layer="layout" svg:x1="19.531cm" svg:y1="28.65cm" svg:x2="19.531cm" svg:y2="30.9cm">
            <text:p/>
          </draw:line>
          <draw:line draw:style-name="gr19" draw:text-style-name="P5" draw:layer="layout" svg:x1="19.531cm" svg:y1="32.85cm" svg:x2="19.531cm" svg:y2="34.1cm">
            <text:p/>
          </draw:line>
          <draw:frame draw:style-name="gr15" draw:text-style-name="P21" draw:layer="layout" svg:width="6cm" svg:height="1.91cm" svg:x="5.751cm" svg:y="34.74cm">
            <draw:text-box>
              <text:p text:style-name="P20"><text:span text:style-name="T7">Outp</text:span><text:span text:style-name="T7">ut:</text:span></text:p>
            </draw:text-box>
          </draw:frame>
        </draw:g>
        <draw:frame draw:style-name="standard" xml:id="id6" draw:id="id6" draw:layer="layout" svg:width="44.363cm" svg:height="5.772cm" svg:x="22.53cm" svg:y="53.087cm">
          <table:table table:template-name="bw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15">happy</text:p>
              </table:table-cell>
              <table:table-cell>
                <text:p text:style-name="P15">boy</text:p>
              </table:table-cell>
              <table:table-cell>
                <text:list text:style-name="L2">
                  <text:list-header>
                    <text:p text:style-name="P15"><text:span text:style-name="T5">girl</text:span></text:p>
                  </text:list-header>
                </text:list>
              </table:table-cell>
              <table:table-cell>
                <text:p text:style-name="P15">hobbit</text:p>
              </table:table-cell>
              <table:table-cell>
                <text:p text:style-name="P15"><text:span text:style-name="T5">...</text:span></text:p>
              </table:table-cell>
            </table:table-row>
            <table:table-row table:style-name="ro2" table:default-cell-style-name="ce2">
              <table:table-cell>
                <text:p text:style-name="P16"><text:span text:style-name="T5">3</text:span><text:span text:style-name="T5">0</text:span><text:span text:style-name="T5">%</text:span></text:p>
              </table:table-cell>
              <table:table-cell>
                <text:p text:style-name="P15">25%</text:p>
              </table:table-cell>
              <table:table-cell>
                <text:p text:style-name="P15">20%</text:p>
              </table:table-cell>
              <table:table-cell>
                <text:p text:style-name="P15">15%</text:p>
              </table:table-cell>
              <table:table-cell>
                <text:p text:style-name="P15">...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0" draw:text-style-name="P4" draw:layer="layout" svg:width="19.5cm" svg:height="3.803cm" svg:x="6.25cm" svg:y="38.347cm">
          <draw:text-box>
            <text:p text:style-name="P3"><text:span text:style-name="T2">It’s </text:span><text:span text:style-name="T2">just </text:span><text:span text:style-name="T2">prim</text:span><text:span text:style-name="T2">ary</text:span><text:span text:style-name="T2"><text:line-break/></text:span><text:span text:style-name="T2">scho</text:span><text:span text:style-name="T2">ol </text:span><text:span text:style-name="T2">math</text:span><text:span text:style-name="T2">s!</text:span></text:p>
          </draw:text-box>
        </draw:frame>
        <draw:frame draw:style-name="gr2" draw:text-style-name="P4" draw:layer="layout" svg:width="19.5cm" svg:height="2.25cm" svg:x="6.25cm" svg:y="13.35cm">
          <draw:text-box>
            <text:p text:style-name="P3"><text:span text:style-name="T2">Insid</text:span><text:span text:style-name="T2">e </text:span><text:span text:style-name="T2">each </text:span><text:span text:style-name="T2">neur</text:span><text:span text:style-name="T2">on:</text:span></text:p>
          </draw:text-box>
        </draw:frame>
        <draw:custom-shape draw:style-name="gr11" draw:text-style-name="P9" draw:layer="layout" svg:width="21.125cm" svg:height="5.25cm" svg:x="34.5cm" svg:y="47.25cm">
          <text:p text:style-name="P8"><text:span text:style-name="T4">N</text:span><text:span text:style-name="T4">e</text:span><text:span text:style-name="T4">x</text:span><text:span text:style-name="T4">t</text:span><text:span text:style-name="T4"> </text:span><text:span text:style-name="T4">t</text:span><text:span text:style-name="T4">o</text:span><text:span text:style-name="T4">k</text:span><text:span text:style-name="T4">e</text:span><text:span text:style-name="T4">n</text:span><text:span text:style-name="T4"> </text:span><text:span text:style-name="T4">p</text:span><text:span text:style-name="T4">r</text:span><text:span text:style-name="T4">o</text:span><text:span text:style-name="T4">b</text:span><text:span text:style-name="T4">a</text:span><text:span text:style-name="T4">b</text:span><text:span text:style-name="T4">i</text:span><text:span text:style-name="T4">l</text:span><text:span text:style-name="T4">i</text:span><text:span text:style-name="T4">t</text:span><text:span text:style-name="T4">i</text:span><text:span text:style-name="T4">e</text:span><text:span text:style-name="T4">s</text:span></text:p>
          <draw:enhanced-geometry svg:viewBox="0 0 21600 21600" draw:text-areas="?f0 0 ?f2 ?f5" draw:mirror-horizontal="false" draw:mirror-vertical="false" draw:type="down-arrow" draw:modifiers="11955.2149283572 5663.313760531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18" xml:id="id4" draw:id="id4" draw:layer="layout" svg:width="5.677cm" svg:height="3.369cm" svg:x="72.5cm" svg:y="54.289cm">
          <draw:text-box>
            <text:p text:style-name="P17"><text:span text:style-name="T6">bo</text:span><text:span text:style-name="T6">y</text:span></text:p>
          </draw:text-box>
        </draw:frame>
        <draw:connector draw:style-name="gr13" draw:text-style-name="P5" draw:layer="layout" draw:line-skew="8.573cm" svg:x1="78.177cm" svg:y1="55.973cm" svg:x2="63.25cm" svg:y2="2.75cm" draw:start-shape="id4" draw:start-glue-point="1" draw:end-shape="id5" draw:end-glue-point="1" svg:d="M78177 55973h9073v-53223h-24000" svg:viewBox="0 0 24001 53224">
          <text:p/>
        </draw:connector>
        <draw:connector draw:style-name="gr13" draw:text-style-name="P5" draw:layer="layout" svg:x1="66.893cm" svg:y1="55.973cm" svg:x2="72.5cm" svg:y2="55.973cm" draw:start-shape="id6" draw:start-glue-point="1" draw:end-shape="id4" svg:d="M66893 55973h5607" svg:viewBox="0 0 5608 1">
          <text:p/>
        </draw:connector>
        <draw:frame draw:style-name="gr2" draw:text-style-name="P4" draw:layer="layout" svg:width="13.25cm" svg:height="2.25cm" svg:x="13.35cm" svg:y="1.5cm">
          <draw:text-box>
            <text:p text:style-name="P3"><text:span text:style-name="T2">Inpu</text:span><text:span text:style-name="T2">t </text:span><text:span text:style-name="T2">pro</text:span><text:span text:style-name="T2">mpt:</text:span></text:p>
          </draw:text-box>
        </draw:frame>
      </draw:page>
      <draw:page draw:name="page7" draw:style-name="dp1" draw:master-page-name="Default">
        <draw:g xml:id="id8" draw:id="id8">
          <draw:frame draw:style-name="gr1" draw:text-style-name="P2" draw:layer="layout" svg:width="36.5cm" svg:height="3cm" svg:x="26.75cm" svg:y="1.25cm">
            <draw:text-box>
              <text:p text:style-name="P1"><text:span text:style-name="T1">Onc</text:span><text:span text:style-name="T1">e </text:span><text:span text:style-name="T1">upo</text:span><text:span text:style-name="T1">n a </text:span><text:span text:style-name="T1">tim</text:span><text:span text:style-name="T1">e </text:span><text:span text:style-name="T1">the</text:span><text:span text:style-name="T1">re </text:span><text:span text:style-name="T1">liv</text:span><text:span text:style-name="T1">ed </text:span><text:span text:style-name="T1">a .</text:span><text:span text:style-name="T1">..</text:span></text:p>
            </draw:text-box>
          </draw:frame>
          <draw:line draw:style-name="gr3" draw:text-style-name="P5" draw:layer="layout" svg:x1="26.75cm" svg:y1="1.25cm" svg:x2="26.75cm" svg:y2="3.703cm">
            <text:p/>
          </draw:line>
          <draw:line draw:style-name="gr3" draw:text-style-name="P5" draw:layer="layout" svg:x1="31.732cm" svg:y1="1.25cm" svg:x2="31.732cm" svg:y2="3.703cm">
            <text:p/>
          </draw:line>
          <draw:line draw:style-name="gr3" draw:text-style-name="P5" draw:layer="layout" svg:x1="37.034cm" svg:y1="1.25cm" svg:x2="37.034cm" svg:y2="3.703cm">
            <text:p/>
          </draw:line>
          <draw:line draw:style-name="gr3" draw:text-style-name="P5" draw:layer="layout" svg:x1="39.27cm" svg:y1="1.25cm" svg:x2="39.27cm" svg:y2="3.703cm">
            <text:p/>
          </draw:line>
          <draw:line draw:style-name="gr3" draw:text-style-name="P5" draw:layer="layout" svg:x1="44.522cm" svg:y1="1.25cm" svg:x2="44.522cm" svg:y2="3.703cm">
            <text:p/>
          </draw:line>
          <draw:line draw:style-name="gr3" draw:text-style-name="P5" draw:layer="layout" svg:x1="50.885cm" svg:y1="1.25cm" svg:x2="50.885cm" svg:y2="3.703cm">
            <text:p/>
          </draw:line>
          <draw:line draw:style-name="gr3" draw:text-style-name="P5" draw:layer="layout" svg:x1="57.105cm" svg:y1="1.25cm" svg:x2="57.105cm" svg:y2="3.703cm">
            <text:p/>
          </draw:line>
          <draw:line draw:style-name="gr3" draw:text-style-name="P5" draw:layer="layout" svg:x1="59.273cm" svg:y1="1.25cm" svg:x2="59.273cm" svg:y2="3.703cm">
            <text:p/>
          </draw:line>
        </draw:g>
        <draw:custom-shape draw:style-name="gr4" draw:text-style-name="P7" draw:layer="layout" svg:width="79.875cm" svg:height="37.25cm" svg:x="2.875cm" svg:y="9.4cm">
          <text:p text:style-name="P26"><text:span text:style-name="T3"><text:s text:c="9"/></text:span><text:span text:style-name="T3">Large </text:span><text:span text:style-name="T3">Language </text:span><text:span text:style-name="T3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21.125cm" svg:height="5cm" svg:x="34.438cm" svg:y="4.15cm">
          <text:p text:style-name="P8"><text:span text:style-name="T4">Tok</text:span><text:span text:style-name="T4">ens </text:span><text:span text:style-name="T4">as </text:span><text:span text:style-name="T4">nu</text:span><text:span text:style-name="T4">mb</text:span><text:span text:style-name="T4">ers</text:span></text:p>
          <draw:enhanced-geometry svg:viewBox="0 0 21600 21600" draw:text-areas="?f0 0 ?f2 ?f5" draw:mirror-horizontal="false" draw:mirror-vertical="false" draw:type="down-arrow" draw:modifiers="11955.2149283572 5663.313760531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custom-shape draw:style-name="gr6" draw:text-style-name="P10" draw:layer="layout" svg:width="4.5cm" svg:height="4.25cm" svg:x="35.5cm" svg:y="12.6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" draw:text-style-name="P10" draw:layer="layout" svg:width="4.5cm" svg:height="4.25cm" svg:x="42.875cm" svg:y="12.6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6" draw:text-style-name="P10" draw:layer="layout" svg:width="4.5cm" svg:height="4.25cm" svg:x="50.25cm" svg:y="12.6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7" draw:text-style-name="P11" draw:layer="layout" svg:width="4.5cm" svg:height="4.25cm" svg:x="30.5cm" svg:y="22.06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7" draw:text-style-name="P11" draw:layer="layout" svg:width="4.5cm" svg:height="4.25cm" svg:x="38.667cm" svg:y="22.06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7" draw:text-style-name="P11" draw:layer="layout" svg:width="4.5cm" svg:height="4.25cm" svg:x="46.833cm" svg:y="22.06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7" draw:text-style-name="P11" draw:layer="layout" svg:width="4.5cm" svg:height="4.25cm" svg:x="55cm" svg:y="22.31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8" draw:text-style-name="P12" draw:layer="layout" svg:width="4.5cm" svg:height="4.25cm" svg:x="30.5cm" svg:y="31.73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12" draw:layer="layout" svg:width="4.5cm" svg:height="4.25cm" svg:x="38.667cm" svg:y="31.73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12" draw:layer="layout" svg:width="4.5cm" svg:height="4.25cm" svg:x="46.833cm" svg:y="31.73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12" draw:layer="layout" svg:width="4.5cm" svg:height="4.25cm" svg:x="55cm" svg:y="31.73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g>
            <draw:custom-shape draw:style-name="gr9" draw:text-style-name="P13" draw:layer="layout" svg:width="4.5cm" svg:height="4.25cm" svg:x="35.5cm" svg:y="41.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9" draw:text-style-name="P13" draw:layer="layout" svg:width="4.5cm" svg:height="4.25cm" svg:x="42.875cm" svg:y="41.1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9" draw:text-style-name="P13" draw:layer="layout" svg:width="4.5cm" svg:height="4.25cm" svg:x="50.25cm" svg:y="41.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connector draw:style-name="gr10" draw:text-style-name="P14" draw:layer="layout" draw:type="line" svg:x1="37.75cm" svg:y1="16.9cm" svg:x2="32.75cm" svg:y2="22.067cm" svg:d="M37750 16900l-5000 5167" svg:viewBox="0 0 5001 5168">
            <text:p/>
          </draw:connector>
          <draw:connector draw:style-name="gr10" draw:text-style-name="P14" draw:layer="layout" draw:type="line" svg:x1="37.75cm" svg:y1="16.9cm" svg:x2="40.917cm" svg:y2="22.067cm" svg:d="M37750 16900l3167 5167" svg:viewBox="0 0 3168 5168">
            <text:p/>
          </draw:connector>
          <draw:connector draw:style-name="gr10" draw:text-style-name="P14" draw:layer="layout" draw:type="line" svg:x1="37.75cm" svg:y1="16.9cm" svg:x2="49.083cm" svg:y2="22.067cm" svg:d="M37750 16900l11333 5167" svg:viewBox="0 0 11334 5168">
            <text:p/>
          </draw:connector>
          <draw:connector draw:style-name="gr10" draw:text-style-name="P14" draw:layer="layout" draw:type="line" svg:x1="37.75cm" svg:y1="16.9cm" svg:x2="57.25cm" svg:y2="22.317cm" svg:d="M37750 16900l19500 5417" svg:viewBox="0 0 19501 5418">
            <text:p/>
          </draw:connector>
          <draw:connector draw:style-name="gr10" draw:text-style-name="P14" draw:layer="layout" draw:type="line" svg:x1="45.125cm" svg:y1="16.9cm" svg:x2="32.75cm" svg:y2="22.067cm" svg:d="M45125 16900l-12375 5167" svg:viewBox="0 0 12376 5168">
            <text:p/>
          </draw:connector>
          <draw:connector draw:style-name="gr10" draw:text-style-name="P14" draw:layer="layout" draw:type="line" svg:x1="45.125cm" svg:y1="16.9cm" svg:x2="40.917cm" svg:y2="22.067cm" svg:d="M45125 16900l-4208 5167" svg:viewBox="0 0 4209 5168">
            <text:p/>
          </draw:connector>
          <draw:connector draw:style-name="gr10" draw:text-style-name="P14" draw:layer="layout" draw:type="line" svg:x1="45.125cm" svg:y1="16.9cm" svg:x2="49.083cm" svg:y2="22.067cm" svg:d="M45125 16900l3958 5167" svg:viewBox="0 0 3959 5168">
            <text:p/>
          </draw:connector>
          <draw:connector draw:style-name="gr10" draw:text-style-name="P14" draw:layer="layout" draw:type="line" svg:x1="45.125cm" svg:y1="16.9cm" svg:x2="57.25cm" svg:y2="22.317cm" svg:d="M45125 16900l12125 5417" svg:viewBox="0 0 12126 5418">
            <text:p/>
          </draw:connector>
          <draw:connector draw:style-name="gr10" draw:text-style-name="P14" draw:layer="layout" draw:type="line" svg:x1="52.5cm" svg:y1="16.9cm" svg:x2="32.75cm" svg:y2="22.067cm" svg:d="M52500 16900l-19750 5167" svg:viewBox="0 0 19751 5168">
            <text:p/>
          </draw:connector>
          <draw:connector draw:style-name="gr10" draw:text-style-name="P14" draw:layer="layout" draw:type="line" svg:x1="52.5cm" svg:y1="16.9cm" svg:x2="40.917cm" svg:y2="22.067cm" svg:d="M52500 16900l-11583 5167" svg:viewBox="0 0 11584 5168">
            <text:p/>
          </draw:connector>
          <draw:connector draw:style-name="gr10" draw:text-style-name="P14" draw:layer="layout" draw:type="line" svg:x1="52.5cm" svg:y1="16.9cm" svg:x2="49.083cm" svg:y2="22.067cm" svg:d="M52500 16900l-3417 5167" svg:viewBox="0 0 3418 5168">
            <text:p/>
          </draw:connector>
          <draw:connector draw:style-name="gr10" draw:text-style-name="P14" draw:layer="layout" draw:type="line" svg:x1="52.5cm" svg:y1="16.9cm" svg:x2="57.25cm" svg:y2="22.317cm" svg:d="M52500 16900l4750 5417" svg:viewBox="0 0 4751 5418">
            <text:p/>
          </draw:connector>
          <draw:connector draw:style-name="gr10" draw:text-style-name="P14" draw:layer="layout" draw:type="line" svg:x1="32.75cm" svg:y1="26.317cm" svg:x2="32.75cm" svg:y2="31.733cm" svg:d="M32750 26317v5416" svg:viewBox="0 0 1 5417">
            <text:p/>
          </draw:connector>
          <draw:connector draw:style-name="gr10" draw:text-style-name="P14" draw:layer="layout" draw:type="line" svg:x1="32.75cm" svg:y1="26.317cm" svg:x2="40.917cm" svg:y2="31.733cm" svg:d="M32750 26317l8167 5416" svg:viewBox="0 0 8168 5417">
            <text:p/>
          </draw:connector>
          <draw:connector draw:style-name="gr10" draw:text-style-name="P14" draw:layer="layout" draw:type="line" svg:x1="32.75cm" svg:y1="26.317cm" svg:x2="49.083cm" svg:y2="31.733cm" svg:d="M32750 26317l16333 5416" svg:viewBox="0 0 16334 5417">
            <text:p/>
          </draw:connector>
          <draw:connector draw:style-name="gr10" draw:text-style-name="P14" draw:layer="layout" draw:type="line" svg:x1="32.75cm" svg:y1="26.317cm" svg:x2="57.25cm" svg:y2="31.733cm" svg:d="M32750 26317l24500 5416" svg:viewBox="0 0 24501 5417">
            <text:p/>
          </draw:connector>
          <draw:connector draw:style-name="gr10" draw:text-style-name="P14" draw:layer="layout" draw:type="line" svg:x1="40.917cm" svg:y1="26.317cm" svg:x2="32.75cm" svg:y2="31.733cm" svg:d="M40917 26317l-8167 5416" svg:viewBox="0 0 8168 5417">
            <text:p/>
          </draw:connector>
          <draw:connector draw:style-name="gr10" draw:text-style-name="P14" draw:layer="layout" draw:type="line" svg:x1="40.917cm" svg:y1="26.317cm" svg:x2="40.917cm" svg:y2="31.733cm" svg:d="M40917 26317v5416" svg:viewBox="0 0 1 5417">
            <text:p/>
          </draw:connector>
          <draw:connector draw:style-name="gr10" draw:text-style-name="P14" draw:layer="layout" draw:type="line" svg:x1="40.917cm" svg:y1="26.317cm" svg:x2="49.083cm" svg:y2="31.733cm" svg:d="M40917 26317l8166 5416" svg:viewBox="0 0 8167 5417">
            <text:p/>
          </draw:connector>
          <draw:connector draw:style-name="gr10" draw:text-style-name="P14" draw:layer="layout" draw:type="line" svg:x1="40.917cm" svg:y1="26.317cm" svg:x2="57.25cm" svg:y2="31.733cm" svg:d="M40917 26317l16333 5416" svg:viewBox="0 0 16334 5417">
            <text:p/>
          </draw:connector>
          <draw:connector draw:style-name="gr10" draw:text-style-name="P14" draw:layer="layout" draw:type="line" svg:x1="49.083cm" svg:y1="26.317cm" svg:x2="32.75cm" svg:y2="31.733cm" svg:d="M49083 26317l-16333 5416" svg:viewBox="0 0 16334 5417">
            <text:p/>
          </draw:connector>
          <draw:connector draw:style-name="gr10" draw:text-style-name="P14" draw:layer="layout" draw:type="line" svg:x1="49.083cm" svg:y1="26.317cm" svg:x2="40.917cm" svg:y2="31.733cm" svg:d="M49083 26317l-8166 5416" svg:viewBox="0 0 8167 5417">
            <text:p/>
          </draw:connector>
          <draw:connector draw:style-name="gr10" draw:text-style-name="P14" draw:layer="layout" draw:type="line" svg:x1="49.083cm" svg:y1="26.317cm" svg:x2="49.083cm" svg:y2="31.733cm" svg:d="M49083 26317v5416" svg:viewBox="0 0 1 5417">
            <text:p/>
          </draw:connector>
          <draw:connector draw:style-name="gr10" draw:text-style-name="P14" draw:layer="layout" draw:type="line" svg:x1="49.083cm" svg:y1="26.317cm" svg:x2="57.25cm" svg:y2="31.733cm" svg:d="M49083 26317l8167 5416" svg:viewBox="0 0 8168 5417">
            <text:p/>
          </draw:connector>
          <draw:connector draw:style-name="gr10" draw:text-style-name="P14" draw:layer="layout" draw:type="line" svg:x1="57.25cm" svg:y1="26.567cm" svg:x2="32.75cm" svg:y2="31.733cm" svg:d="M57250 26567l-24500 5166" svg:viewBox="0 0 24501 5167">
            <text:p/>
          </draw:connector>
          <draw:connector draw:style-name="gr10" draw:text-style-name="P14" draw:layer="layout" draw:type="line" svg:x1="57.25cm" svg:y1="26.567cm" svg:x2="40.917cm" svg:y2="31.733cm" svg:d="M57250 26567l-16333 5166" svg:viewBox="0 0 16334 5167">
            <text:p/>
          </draw:connector>
          <draw:connector draw:style-name="gr10" draw:text-style-name="P14" draw:layer="layout" draw:type="line" svg:x1="57.25cm" svg:y1="26.567cm" svg:x2="49.083cm" svg:y2="31.733cm" svg:d="M57250 26567l-8167 5166" svg:viewBox="0 0 8168 5167">
            <text:p/>
          </draw:connector>
          <draw:connector draw:style-name="gr10" draw:text-style-name="P14" draw:layer="layout" draw:type="line" svg:x1="57.25cm" svg:y1="26.567cm" svg:x2="57.25cm" svg:y2="31.733cm" svg:d="M57250 26567v5166" svg:viewBox="0 0 1 5167">
            <text:p/>
          </draw:connector>
          <draw:connector draw:style-name="gr10" draw:text-style-name="P14" draw:layer="layout" draw:type="line" svg:x1="32.75cm" svg:y1="35.983cm" svg:x2="37.75cm" svg:y2="41.15cm" svg:d="M32750 35983l5000 5167" svg:viewBox="0 0 5001 5168">
            <text:p/>
          </draw:connector>
          <draw:connector draw:style-name="gr10" draw:text-style-name="P14" draw:layer="layout" draw:type="line" svg:x1="32.75cm" svg:y1="35.983cm" svg:x2="45.125cm" svg:y2="41.15cm" svg:d="M32750 35983l12375 5167" svg:viewBox="0 0 12376 5168">
            <text:p/>
          </draw:connector>
          <draw:connector draw:style-name="gr10" draw:text-style-name="P14" draw:layer="layout" draw:type="line" svg:x1="32.75cm" svg:y1="35.983cm" svg:x2="52.5cm" svg:y2="41.4cm" svg:d="M32750 35983l19750 5417" svg:viewBox="0 0 19751 5418">
            <text:p/>
          </draw:connector>
          <draw:connector draw:style-name="gr10" draw:text-style-name="P14" draw:layer="layout" draw:type="line" svg:x1="40.917cm" svg:y1="35.983cm" svg:x2="37.75cm" svg:y2="41.15cm" svg:d="M40917 35983l-3167 5167" svg:viewBox="0 0 3168 5168">
            <text:p/>
          </draw:connector>
          <draw:connector draw:style-name="gr10" draw:text-style-name="P14" draw:layer="layout" draw:type="line" svg:x1="40.917cm" svg:y1="35.983cm" svg:x2="45.125cm" svg:y2="41.15cm" svg:d="M40917 35983l4208 5167" svg:viewBox="0 0 4209 5168">
            <text:p/>
          </draw:connector>
          <draw:connector draw:style-name="gr10" draw:text-style-name="P14" draw:layer="layout" draw:type="line" svg:x1="40.917cm" svg:y1="35.983cm" svg:x2="52.5cm" svg:y2="41.4cm" svg:d="M40917 35983l11583 5417" svg:viewBox="0 0 11584 5418">
            <text:p/>
          </draw:connector>
          <draw:connector draw:style-name="gr10" draw:text-style-name="P14" draw:layer="layout" draw:type="line" svg:x1="49.083cm" svg:y1="35.983cm" svg:x2="37.75cm" svg:y2="41.15cm" svg:d="M49083 35983l-11333 5167" svg:viewBox="0 0 11334 5168">
            <text:p/>
          </draw:connector>
          <draw:connector draw:style-name="gr10" draw:text-style-name="P14" draw:layer="layout" draw:type="line" svg:x1="49.083cm" svg:y1="35.983cm" svg:x2="45.125cm" svg:y2="41.15cm" svg:d="M49083 35983l-3958 5167" svg:viewBox="0 0 3959 5168">
            <text:p/>
          </draw:connector>
          <draw:connector draw:style-name="gr10" draw:text-style-name="P14" draw:layer="layout" draw:type="line" svg:x1="49.083cm" svg:y1="35.983cm" svg:x2="52.5cm" svg:y2="41.4cm" svg:d="M49083 35983l3417 5417" svg:viewBox="0 0 3418 5418">
            <text:p/>
          </draw:connector>
          <draw:connector draw:style-name="gr10" draw:text-style-name="P14" draw:layer="layout" draw:type="line" svg:x1="57.25cm" svg:y1="35.983cm" svg:x2="37.75cm" svg:y2="41.15cm" svg:d="M57250 35983l-19500 5167" svg:viewBox="0 0 19501 5168">
            <text:p/>
          </draw:connector>
          <draw:connector draw:style-name="gr10" draw:text-style-name="P14" draw:layer="layout" draw:type="line" svg:x1="57.25cm" svg:y1="35.983cm" svg:x2="45.125cm" svg:y2="41.15cm" svg:d="M57250 35983l-12125 5167" svg:viewBox="0 0 12126 5168">
            <text:p/>
          </draw:connector>
          <draw:connector draw:style-name="gr10" draw:text-style-name="P14" draw:layer="layout" draw:type="line" svg:x1="57.25cm" svg:y1="35.983cm" svg:x2="52.5cm" svg:y2="41.4cm" svg:d="M57250 35983l-4750 5417" svg:viewBox="0 0 4751 5418">
            <text:p/>
          </draw:connector>
        </draw:g>
        <draw:custom-shape draw:style-name="gr14" draw:text-style-name="P14" draw:layer="layout" svg:width="23.75cm" svg:height="30.5cm" svg:x="4.5cm" svg:y="12.65cm">
          <text:p/>
          <draw:enhanced-geometry svg:viewBox="0 0 21600 21600" draw:mirror-horizontal="true" draw:type="line-callout-1" draw:modifiers="-3336.71845395983 8248.09678371201 -226.449412656309 392.32812038949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g>
          <draw:frame draw:style-name="standard" draw:layer="layout" svg:width="13.437cm" svg:height="1.999cm" svg:x="12.813cm" svg:y="26.663cm">
            <table:table table:template-name="bw" table:use-banding-rows-styles="true">
              <table:table-column table:style-name="co3"/>
              <table:table-column table:style-name="co3"/>
              <table:table-column table:style-name="co4"/>
              <table:table-row table:style-name="ro3" table:default-cell-style-name="ce3">
                <table:table-cell>
                  <text:p text:style-name="P19">-1.4</text:p>
                </table:table-cell>
                <table:table-cell table:style-name="ce4">
                  <text:p text:style-name="P19">1.8</text:p>
                </table:table-cell>
                <table:table-cell>
                  <text:p text:style-name="P19">0.1</text:p>
                </table:table-cell>
              </table:table-row>
            </table:table>
            <draw:image xlink:href="Pictures/TablePreview8.svm" xlink:type="simple" xlink:show="embed" xlink:actuate="onLoad"/>
          </draw:frame>
          <draw:frame draw:style-name="standard" draw:layer="layout" svg:width="4.698cm" svg:height="1.998cm" svg:x="17.182cm" svg:y="34.581cm">
            <table:table table:template-name="bw" table:use-banding-rows-styles="true">
              <table:table-column table:style-name="co5"/>
              <table:table-row table:style-name="ro4">
                <table:table-cell table:style-name="ce5">
                  <text:p text:style-name="P19"><text:span text:style-name="T5">0.5</text:span></text:p>
                </table:table-cell>
              </table:table-row>
            </table:table>
            <draw:image xlink:href="Pictures/TablePreview9.svm" xlink:type="simple" xlink:show="embed" xlink:actuate="onLoad"/>
          </draw:frame>
          <draw:g>
            <draw:frame draw:style-name="standard" draw:layer="layout" svg:width="13.488cm" svg:height="1.998cm" svg:x="12.751cm" svg:y="17.535cm">
              <table:table table:template-name="bw" table:use-banding-rows-styles="true">
                <table:table-column table:style-name="co6"/>
                <table:table-column table:style-name="co6"/>
                <table:table-column table:style-name="co7"/>
                <table:table-row table:style-name="ro4" table:default-cell-style-name="ce6">
                  <table:table-cell>
                    <text:p text:style-name="P19">1.8</text:p>
                  </table:table-cell>
                  <table:table-cell>
                    <text:p text:style-name="P19">1.6</text:p>
                  </table:table-cell>
                  <table:table-cell>
                    <text:p text:style-name="P19">-0.3</text:p>
                  </table:table-cell>
                </table:table-row>
              </table:table>
              <draw:image xlink:href="Pictures/TablePreview10.svm" xlink:type="simple" xlink:show="embed" xlink:actuate="onLoad"/>
            </draw:frame>
            <draw:frame draw:style-name="gr15" draw:text-style-name="P21" draw:layer="layout" svg:width="5.5cm" svg:height="1.91cm" svg:x="5.751cm" svg:y="17.579cm">
              <draw:text-box>
                <text:p text:style-name="P20"><text:span text:style-name="T7">Input</text:span><text:span text:style-name="T7">s:</text:span></text:p>
              </draw:text-box>
            </draw:frame>
          </draw:g>
          <draw:g>
            <draw:frame draw:style-name="standard" draw:layer="layout" svg:width="13.488cm" svg:height="1.998cm" svg:x="12.751cm" svg:y="22.202cm">
              <table:table table:template-name="bw" table:use-banding-rows-styles="true">
                <table:table-column table:style-name="co6"/>
                <table:table-column table:style-name="co6"/>
                <table:table-column table:style-name="co7"/>
                <table:table-row table:style-name="ro4" table:default-cell-style-name="ce3">
                  <table:table-cell>
                    <text:p text:style-name="P19">-0.8</text:p>
                  </table:table-cell>
                  <table:table-cell>
                    <text:p text:style-name="P19">1.1</text:p>
                  </table:table-cell>
                  <table:table-cell>
                    <text:p text:style-name="P19">-0.2</text:p>
                  </table:table-cell>
                </table:table-row>
              </table:table>
              <draw:image xlink:href="Pictures/TablePreview11.svm" xlink:type="simple" xlink:show="embed" xlink:actuate="onLoad"/>
            </draw:frame>
            <draw:frame draw:style-name="gr16" draw:text-style-name="P21" draw:layer="layout" svg:width="7cm" svg:height="1.91cm" svg:x="5.751cm" svg:y="22.246cm">
              <draw:text-box>
                <text:p text:style-name="P20"><text:span text:style-name="T7">Weig</text:span><text:span text:style-name="T7">hts:</text:span></text:p>
              </draw:text-box>
            </draw:frame>
          </draw:g>
          <draw:g>
            <draw:frame draw:style-name="gr17" draw:text-style-name="P23" draw:layer="layout" svg:width="1.674cm" svg:height="2.334cm" svg:x="14.149cm" svg:y="19.566cm">
              <draw:text-box>
                <text:p text:style-name="P22"><text:span text:style-name="T8">×</text:span></text:p>
              </draw:text-box>
            </draw:frame>
            <draw:frame draw:style-name="gr17" draw:text-style-name="P23" draw:layer="layout" svg:width="1.674cm" svg:height="2.334cm" svg:x="18.694cm" svg:y="19.566cm">
              <draw:text-box>
                <text:p text:style-name="P22"><text:span text:style-name="T8">×</text:span></text:p>
              </draw:text-box>
            </draw:frame>
            <draw:frame draw:style-name="gr17" draw:text-style-name="P23" draw:layer="layout" svg:width="1.676cm" svg:height="2.334cm" svg:x="23.238cm" svg:y="19.566cm">
              <draw:text-box>
                <text:p text:style-name="P22"><text:span text:style-name="T8">×</text:span></text:p>
              </draw:text-box>
            </draw:frame>
          </draw:g>
          <draw:g>
            <draw:frame draw:style-name="gr17" draw:text-style-name="P23" draw:layer="layout" svg:width="1.674cm" svg:height="2.334cm" svg:x="14.149cm" svg:y="24.216cm">
              <draw:text-box>
                <text:p text:style-name="P22"><text:span text:style-name="T8">=</text:span></text:p>
              </draw:text-box>
            </draw:frame>
            <draw:frame draw:style-name="gr17" draw:text-style-name="P23" draw:layer="layout" svg:width="1.674cm" svg:height="2.334cm" svg:x="18.694cm" svg:y="24.216cm">
              <draw:text-box>
                <text:p text:style-name="P22"><text:span text:style-name="T8">=</text:span></text:p>
              </draw:text-box>
            </draw:frame>
            <draw:frame draw:style-name="gr17" draw:text-style-name="P23" draw:layer="layout" svg:width="1.676cm" svg:height="2.334cm" svg:x="23.238cm" svg:y="24.216cm">
              <draw:text-box>
                <text:p text:style-name="P22"><text:span text:style-name="T8">=</text:span></text:p>
              </draw:text-box>
            </draw:frame>
          </draw:g>
          <draw:frame draw:style-name="gr18" draw:text-style-name="P25" draw:layer="layout" svg:width="11.824cm" svg:height="1.713cm" svg:x="13.619cm" svg:y="31.187cm">
            <draw:text-box>
              <text:p text:style-name="P24"><text:span text:style-name="T9">sum &amp; </text:span><text:span text:style-name="T9">trans</text:span><text:span text:style-name="T9">form</text:span></text:p>
            </draw:text-box>
          </draw:frame>
          <draw:line draw:style-name="gr19" draw:text-style-name="P5" draw:layer="layout" svg:x1="15.156cm" svg:y1="28.65cm" svg:x2="17.906cm" svg:y2="30.9cm">
            <text:p/>
          </draw:line>
          <draw:line draw:style-name="gr19" draw:text-style-name="P5" draw:layer="layout" svg:x1="23.806cm" svg:y1="28.65cm" svg:x2="21.256cm" svg:y2="30.9cm">
            <text:p/>
          </draw:line>
          <draw:line draw:style-name="gr19" draw:text-style-name="P5" draw:layer="layout" svg:x1="19.531cm" svg:y1="28.65cm" svg:x2="19.531cm" svg:y2="30.9cm">
            <text:p/>
          </draw:line>
          <draw:line draw:style-name="gr19" draw:text-style-name="P5" draw:layer="layout" svg:x1="19.531cm" svg:y1="32.85cm" svg:x2="19.531cm" svg:y2="34.1cm">
            <text:p/>
          </draw:line>
          <draw:frame draw:style-name="gr15" draw:text-style-name="P21" draw:layer="layout" svg:width="6cm" svg:height="1.91cm" svg:x="5.751cm" svg:y="34.74cm">
            <draw:text-box>
              <text:p text:style-name="P20"><text:span text:style-name="T7">Outp</text:span><text:span text:style-name="T7">ut:</text:span></text:p>
            </draw:text-box>
          </draw:frame>
        </draw:g>
        <draw:frame draw:style-name="standard" xml:id="id9" draw:id="id9" draw:layer="layout" svg:width="44.363cm" svg:height="5.772cm" svg:x="22.53cm" svg:y="53.087cm">
          <table:table table:template-name="bw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15">happy</text:p>
              </table:table-cell>
              <table:table-cell>
                <text:p text:style-name="P15">boy</text:p>
              </table:table-cell>
              <table:table-cell>
                <text:list text:style-name="L2">
                  <text:list-header>
                    <text:p text:style-name="P15"><text:span text:style-name="T5">girl</text:span></text:p>
                  </text:list-header>
                </text:list>
              </table:table-cell>
              <table:table-cell>
                <text:p text:style-name="P15">hobbit</text:p>
              </table:table-cell>
              <table:table-cell>
                <text:p text:style-name="P15"><text:span text:style-name="T5">...</text:span></text:p>
              </table:table-cell>
            </table:table-row>
            <table:table-row table:style-name="ro2" table:default-cell-style-name="ce2">
              <table:table-cell>
                <text:p text:style-name="P16"><text:span text:style-name="T5">30%</text:span></text:p>
              </table:table-cell>
              <table:table-cell>
                <text:p text:style-name="P15">25%</text:p>
              </table:table-cell>
              <table:table-cell>
                <text:p text:style-name="P15">20%</text:p>
              </table:table-cell>
              <table:table-cell>
                <text:p text:style-name="P15">15%</text:p>
              </table:table-cell>
              <table:table-cell>
                <text:p text:style-name="P15">...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20" draw:text-style-name="P4" draw:layer="layout" svg:width="19.5cm" svg:height="3.803cm" svg:x="6.25cm" svg:y="38.347cm">
          <draw:text-box>
            <text:p text:style-name="P3"><text:span text:style-name="T2">It’s </text:span><text:span text:style-name="T2">just </text:span><text:span text:style-name="T2">prim</text:span><text:span text:style-name="T2">ary</text:span><text:span text:style-name="T2"><text:line-break/></text:span><text:span text:style-name="T2">scho</text:span><text:span text:style-name="T2">ol </text:span><text:span text:style-name="T2">math</text:span><text:span text:style-name="T2">s!</text:span></text:p>
          </draw:text-box>
        </draw:frame>
        <draw:frame draw:style-name="gr2" draw:text-style-name="P4" draw:layer="layout" svg:width="19.5cm" svg:height="2.25cm" svg:x="6.25cm" svg:y="13.35cm">
          <draw:text-box>
            <text:p text:style-name="P3"><text:span text:style-name="T2">Insid</text:span><text:span text:style-name="T2">e </text:span><text:span text:style-name="T2">each </text:span><text:span text:style-name="T2">neur</text:span><text:span text:style-name="T2">on:</text:span></text:p>
          </draw:text-box>
        </draw:frame>
        <draw:frame draw:style-name="gr21" draw:text-style-name="P4" draw:layer="layout" svg:width="20.25cm" svg:height="30.25cm" svg:x="60.45cm" svg:y="13.152cm">
          <draw:text-box>
            <text:p text:style-name="P3"><text:span text:style-name="T10">Layer</text:span><text:span text:style-name="T10">s of </text:span><text:span text:style-name="T10">this </text:span><text:span text:style-name="T2">Neur</text:span><text:span text:style-name="T2">al </text:span><text:span text:style-name="T2">Net</text:span><text:span text:style-name="T2">work</text:span><text:span text:style-name="T10"> </text:span><text:span text:style-name="T10">are </text:span><text:span text:style-name="T10">conn</text:span><text:span text:style-name="T10">ecte</text:span><text:span text:style-name="T10">d in a </text:span><text:span text:style-name="T10">speci</text:span><text:span text:style-name="T10">al </text:span><text:span text:style-name="T10">patte</text:span><text:span text:style-name="T10">rn </text:span><text:span text:style-name="T10">calle</text:span><text:span text:style-name="T10">d a </text:span><text:span text:style-name="T2">trans</text:span><text:span text:style-name="T2">form</text:span><text:span text:style-name="T2">er</text:span><text:span text:style-name="T10">, </text:span><text:span text:style-name="T10">that </text:span><text:span text:style-name="T10">gives </text:span><text:span text:style-name="T2">atte</text:span><text:span text:style-name="T2">ntio</text:span><text:span text:style-name="T2">n</text:span><text:span text:style-name="T10"> to </text:span><text:span text:style-name="T10">the </text:span><text:span text:style-name="T10">input </text:span><text:span text:style-name="T10">toke</text:span><text:span text:style-name="T10">ns </text:span><text:span text:style-name="T10">that </text:span><text:span text:style-name="T10">are </text:span><text:span text:style-name="T10">most </text:span><text:span text:style-name="T10">impo</text:span><text:span text:style-name="T10">rtant </text:span><text:span text:style-name="T10">for </text:span><text:span text:style-name="T10">predi</text:span><text:span text:style-name="T10">cting </text:span><text:span text:style-name="T10">the </text:span><text:span text:style-name="T10">next </text:span><text:span text:style-name="T10">outp</text:span><text:span text:style-name="T10">ut </text:span><text:span text:style-name="T10">toke</text:span><text:span text:style-name="T10">n</text:span></text:p>
            <text:p text:style-name="P3"><text:span text:style-name="T2"/></text:p>
            <text:p text:style-name="P3"><text:span text:style-name="T2">Billio</text:span><text:span text:style-name="T2">ns of </text:span><text:span text:style-name="T2">weig</text:span><text:span text:style-name="T2">hts</text:span><text:span text:style-name="T10"> </text:span><text:span text:style-name="T10">acros</text:span><text:span text:style-name="T10">s </text:span><text:span text:style-name="T10">millio</text:span><text:span text:style-name="T10">ns of </text:span><text:span text:style-name="T10">neur</text:span><text:span text:style-name="T10">ons </text:span><text:span text:style-name="T10">and </text:span><text:span text:style-name="T10">doze</text:span><text:span text:style-name="T10">ns of </text:span><text:span text:style-name="T10">layer</text:span><text:span text:style-name="T10">s!</text:span></text:p>
            <text:p text:style-name="P3"><text:span text:style-name="T11"/></text:p>
            <text:p text:style-name="P3"><text:span text:style-name="T12">The </text:span><text:span text:style-name="T12">weig</text:span><text:span text:style-name="T12">hts </text:span><text:span text:style-name="T12">are </text:span><text:span text:style-name="T12">what </text:span><text:span text:style-name="T12">mod</text:span><text:span text:style-name="T12">el </text:span><text:span text:style-name="T13">the </text:span><text:span text:style-name="T12">lang</text:span><text:span text:style-name="T12">uage</text:span></text:p>
          </draw:text-box>
        </draw:frame>
        <draw:custom-shape draw:style-name="gr11" draw:text-style-name="P9" draw:layer="layout" svg:width="21.125cm" svg:height="5.25cm" svg:x="34.5cm" svg:y="47.25cm">
          <text:p text:style-name="P8"><text:span text:style-name="T4">Next token probabilities</text:span></text:p>
          <draw:enhanced-geometry svg:viewBox="0 0 21600 21600" draw:text-areas="?f0 0 ?f2 ?f5" draw:mirror-horizontal="false" draw:mirror-vertical="false" draw:type="down-arrow" draw:modifiers="11955.2149283572 5663.3137605310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18" xml:id="id7" draw:id="id7" draw:layer="layout" svg:width="5.677cm" svg:height="3.369cm" svg:x="72.5cm" svg:y="54.289cm">
          <draw:text-box>
            <text:p text:style-name="P17"><text:span text:style-name="T6">bo</text:span><text:span text:style-name="T6">y</text:span></text:p>
          </draw:text-box>
        </draw:frame>
        <draw:connector draw:style-name="gr13" draw:text-style-name="P5" draw:layer="layout" draw:line-skew="8.573cm" svg:x1="78.177cm" svg:y1="55.973cm" svg:x2="63.25cm" svg:y2="2.75cm" draw:start-shape="id7" draw:start-glue-point="1" draw:end-shape="id8" draw:end-glue-point="1" svg:d="M78177 55973h9073v-53223h-24000" svg:viewBox="0 0 24001 53224">
          <text:p/>
        </draw:connector>
        <draw:connector draw:style-name="gr13" draw:text-style-name="P5" draw:layer="layout" svg:x1="66.893cm" svg:y1="55.973cm" svg:x2="72.5cm" svg:y2="55.973cm" draw:start-shape="id9" draw:start-glue-point="1" draw:end-shape="id7" svg:d="M66893 55973h5607" svg:viewBox="0 0 5608 1">
          <text:p/>
        </draw:connector>
        <draw:frame draw:style-name="gr2" draw:text-style-name="P4" draw:layer="layout" svg:width="13.25cm" svg:height="2.25cm" svg:x="13.35cm" svg:y="1.5cm">
          <draw:text-box>
            <text:p text:style-name="P3"><text:span text:style-name="T2">Input prompt: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Ubuntu" svg:font-family="Ubuntu" style:font-pitch="variable"/>
    <style:font-face style:name="Ubuntu Mono" svg:font-family="'Ubuntu Mono'" style:font-pitch="variable"/>
    <style:font-face style:name="Ubuntu Mono1" svg:font-family="'Ubuntu Mono'" style:font-pitch="fixed"/>
    <style:font-face style:name="Ubuntu1" svg:font-family="Ubuntu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_20_short" draw:display-name="Arrow short" svg:viewBox="0 7 20 13" svg:d="M0 20l10-13 10 13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style-name="Regular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cm" svg:stroke-color="#000000" draw:marker-start-width="0.2cm" draw:marker-end-width="0.8cm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eural_20_network_20_lines" style:display-name="Neural network lines" style:family="graphic" style:parent-style-name="objectwithoutfill">
      <style:graphic-properties svg:stroke-width="0.2cm" draw:marker-start-width="0.5cm" draw:marker-end="Arrow_20_short" draw:marker-end-width="0.9cm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</office:styles>
  <office:automatic-styles>
    <style:page-layout style:name="PM0">
      <style:page-layout-properties fo:margin-top="0cm" fo:margin-bottom="0cm" fo:margin-left="0cm" fo:margin-right="0cm" fo:page-width="90cm" fo:page-height="6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9-15T16:27:22.342511639</meta:creation-date>
    <dc:date>2025-09-15T19:18:24.842125366</dc:date>
    <meta:editing-duration>PT8M19S</meta:editing-duration>
    <meta:editing-cycles>3</meta:editing-cycles>
    <meta:generator>LibreOffice/7.3.7.2$Linux_X86_64 LibreOffice_project/30$Build-2</meta:generator>
    <meta:document-statistic meta:object-count="444"/>
  </office:meta>
</office:document-meta>
</file>